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50%" fo:text-align="center"/>
    </style:style>
    <style:style style:name="P9" style:family="paragraph">
      <style:text-properties fo:font-size="24pt"/>
    </style:style>
    <style:style style:name="P10" style:family="paragraph">
      <style:text-properties fo:font-size="20pt"/>
    </style:style>
    <style:style style:name="P11" style:family="paragraph">
      <style:paragraph-properties fo:line-height="150%"/>
    </style:style>
    <style:style style:name="P12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size="24pt" fo:font-style="italic" style:font-size-asian="32pt" style:font-style-asian="italic" style:font-size-complex="32pt" style:font-style-complex="italic"/>
    </style:style>
    <style:style style:name="T1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Calibri2" style:font-name-asian="Calibri3" style:font-name-complex="Calibri3"/>
    </style:style>
    <style:style style:name="T2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style:text-position="-33% 58%" fo:font-size="32pt" style:font-size-asian="44pt" style:font-size-complex="44pt"/>
    </style:style>
    <style:style style:name="T24" style:family="text">
      <style:text-properties fo:font-size="28pt" fo:font-style="italic" style:font-size-asian="40pt" style:font-style-asian="italic" style:font-size-complex="40pt" style:font-style-complex="italic"/>
    </style:style>
    <style:style style:name="T25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6" style:family="text">
      <style:text-properties style:text-position="33% 58%" fo:font-size="28pt" style:font-size-asian="40pt" style:font-size-complex="40pt"/>
    </style:style>
    <style:style style:name="T27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text-position="0% 100%" fo:font-size="24pt" style:font-size-asian="24pt" style:font-size-complex="24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style:text-position="33% 58%" fo:font-size="24pt" style:font-size-asian="24pt" style:font-size-complex="24pt"/>
    </style:style>
    <style:style style:name="T34" style:family="text">
      <style:text-properties style:text-position="-33% 58%" fo:font-size="24pt" style:font-size-asian="24pt" style:font-size-complex="24pt"/>
    </style:style>
    <style:style style:name="T3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-33% 58%" style:font-name="Calibri3" style:font-name-asian="Calibri3" style:font-name-complex="Calibri3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9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40" style:family="text">
      <style:text-properties style:text-position="33% 58%" style:font-name="Calibri2" style:font-name-asian="Calibri3" style:font-name-complex="Calibri3"/>
    </style:style>
    <style:style style:name="T41" style:family="text">
      <style:text-properties style:font-name="Calibri3" style:font-name-asian="Calibri3" style:font-name-complex="Calibri3"/>
    </style:style>
    <style:style style:name="T42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4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33% 58%" fo:font-size="32pt" style:font-size-asian="44pt" style:font-size-complex="44pt"/>
    </style:style>
    <style:style style:name="T46" style:family="text">
      <style:text-properties fo:font-size="26pt" style:font-size-asian="36pt" style:font-size-complex="36pt"/>
    </style:style>
    <style:style style:name="T47" style:family="text">
      <style:text-properties fo:font-size="26pt" fo:font-style="italic" style:font-size-asian="36pt" style:font-style-asian="italic" style:font-size-complex="36pt" style:font-style-complex="italic"/>
    </style:style>
    <style:style style:name="T48" style:family="text">
      <style:text-properties style:text-position="33% 58%" fo:font-style="normal" style:font-style-asian="normal" style:font-style-complex="normal"/>
    </style:style>
    <style:style style:name="T49" style:family="text">
      <style:text-properties fo:font-size="32pt" fo:font-style="normal" style:font-size-asian="44pt" style:font-style-asian="normal" style:font-size-complex="44pt" style:font-style-complex="normal"/>
    </style:style>
    <style:style style:name="T5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1" style:family="text">
      <style:text-properties style:text-position="0% 100%" style:font-name="Calibri3" style:font-name-asian="Calibri3" style:font-name-complex="Calibri3"/>
    </style:style>
    <style:style style:name="T52" style:family="text">
      <style:text-properties style:text-position="-33% 58%" fo:font-size="28pt" style:font-size-asian="40pt" style:font-size-complex="40pt"/>
    </style:style>
    <style:style style:name="T5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4" style:family="text">
      <style:text-properties style:text-position="33% 58%" fo:font-size="24pt" style:font-size-asian="32pt" style:font-size-complex="32pt"/>
    </style:style>
    <style:style style:name="T55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7" style:family="text">
      <style:text-properties style:text-position="33% 58%" style:font-name="Calibri3" style:font-name-asian="Calibri3" style:font-name-complex="Calibri3"/>
    </style:style>
    <style:style style:name="T58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59" style:family="text">
      <style:text-properties style:text-position="-33% 58%" fo:font-weight="normal" style:font-weight-asian="normal" style:font-weight-complex="normal"/>
    </style:style>
    <style:style style:name="T60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1" style:family="text">
      <style:text-properties style:text-position="0% 100%" fo:font-style="normal" style:font-style-asian="normal" style:font-style-complex="normal"/>
    </style:style>
    <style:style style:name="T62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3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4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65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style:text-position="33% 58%" fo:font-size="24pt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text-position="0% 100%" fo:font-size="24pt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size="24pt"/>
    </style:style>
    <style:style style:name="T69" style:family="text">
      <style:text-properties fo:font-size="24pt" fo:font-style="italic" style:font-style-asian="italic" style:font-style-complex="italic"/>
    </style:style>
    <style:style style:name="T70" style:family="text">
      <style:text-properties fo:font-size="24pt" fo:font-style="normal" style:font-style-asian="normal" style:font-style-complex="normal"/>
    </style:style>
    <style:style style:name="T71" style:family="text">
      <style:text-properties style:text-position="-33% 58%" fo:font-size="24pt"/>
    </style:style>
    <style:style style:name="T72" style:family="text">
      <style:text-properties style:text-position="33% 58%" fo:font-size="24pt"/>
    </style:style>
    <style:style style:name="T73" style:family="text">
      <style:text-properties style:text-position="0% 100%" fo:font-size="24pt"/>
    </style:style>
    <style:style style:name="T74" style:family="text">
      <style:text-properties style:text-position="-33% 58%" fo:font-size="24pt" fo:font-style="italic" style:font-style-asian="italic" style:font-style-complex="italic"/>
    </style:style>
    <style:style style:name="T75" style:family="text">
      <style:text-properties style:text-position="0% 100%" fo:font-size="24pt" fo:font-style="italic" style:font-style-asian="italic" style:font-style-complex="italic"/>
    </style:style>
    <style:style style:name="T76" style:family="text">
      <style:text-properties style:text-position="-33% 58%" fo:font-size="24pt" fo:font-style="normal" style:font-style-asian="normal" style:font-style-complex="normal"/>
    </style:style>
    <style:style style:name="T77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78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79" style:family="text">
      <style:text-properties style:font-name="Segoe UI2" style:font-name-asian="Segoe UI4" style:font-name-complex="Segoe UI4"/>
    </style:style>
    <style:style style:name="T80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81" style:family="text">
      <style:text-properties style:text-position="-33% 58%" style:font-name="Calibri2" style:font-name-asian="Calibri3" style:font-name-complex="Calibri3"/>
    </style:style>
    <style:style style:name="T82" style:family="text">
      <style:text-properties fo:font-size="22pt" style:font-size-asian="28pt" style:font-size-complex="28pt"/>
    </style:style>
    <style:style style:name="T83" style:family="text">
      <style:text-properties fo:font-size="22pt" fo:font-style="italic" style:font-size-asian="28pt" style:font-style-asian="italic" style:font-size-complex="28pt" style:font-style-complex="italic"/>
    </style:style>
    <style:style style:name="T84" style:family="text">
      <style:text-properties style:text-position="-33% 58%" fo:font-size="22pt" style:font-size-asian="28pt" style:font-size-complex="28pt"/>
    </style:style>
    <style:style style:name="T85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6" style:family="text">
      <style:text-properties fo:font-size="24pt" fo:font-weight="bold" style:font-weight-asian="bold" style:font-weight-complex="bold"/>
    </style:style>
    <style:style style:name="T87" style:family="text">
      <style:text-properties style:text-position="33% 58%" style:font-name="Calibri3" fo:font-size="24pt" fo:font-style="italic" style:font-name-asian="Calibri3" style:font-style-asian="italic" style:font-name-complex="Calibri3" style:font-style-complex="italic"/>
    </style:style>
    <style:style style:name="T88" style:family="text">
      <style:text-properties style:font-name="Calibri3" fo:font-size="24pt" style:font-name-asian="Calibri3" style:font-name-complex="Calibri3"/>
    </style:style>
    <style:style style:name="T89" style:family="text">
      <style:text-properties fo:font-size="20pt"/>
    </style:style>
    <style:style style:name="T90" style:family="text">
      <style:text-properties style:text-position="33% 58%" style:font-name="Segoe UI4" style:font-name-asian="Segoe UI4" style:font-name-complex="Segoe UI4"/>
    </style:style>
    <style:style style:name="T91" style:family="text">
      <style:text-properties style:font-name="Calibri3" fo:font-weight="bold" style:font-name-asian="Calibri3" style:font-weight-asian="bold" style:font-name-complex="Calibri3" style:font-weight-complex="bold"/>
    </style:style>
    <style:style style:name="T92" style:family="text">
      <style:text-properties style:text-position="-33% 58%" style:font-name="Calibri3" fo:font-weight="normal" style:font-name-asian="Calibri3" style:font-weight-asian="normal" style:font-name-complex="Calibri3" style:font-weight-complex="normal"/>
    </style:style>
    <style:style style:name="T93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94" style:family="text">
      <style:text-properties style:text-position="-33% 58%" fo:font-size="22pt" fo:font-style="normal" style:font-size-asian="28pt" style:font-style-asian="normal" style:font-size-complex="28pt" style:font-style-complex="normal"/>
    </style:style>
    <style:style style:name="T95" style:family="text">
      <style:text-properties style:text-position="33% 58%" fo:font-size="22pt" style:font-size-asian="28pt" style:font-size-complex="28pt"/>
    </style:style>
    <style:style style:name="T96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97" style:family="text">
      <style:text-properties style:text-position="-33% 58%"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er auch von der Wahl eines Bezugspunkts abhäng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sich jede Drehimpulskomponente als Poisson-Klammer der jeweils anderen Komponenten schreiben lässt und nach dem Korrespondenzprinzip den Poisson-Klammern zwischen klassischen Variablen bis auf einen Faktor i <text:s text:c="2"/>Kommutatoren zwischen den entsprechenden quantenmechanischen Observablen entsprechen, sieht man dass einzelne Bahndrehimpulskomponenten nicht miteinander kommutieren. Sie sind als nicht gleichzeitig scharf messbar.</text:p>
          </draw:text-box>
        </draw:frame>
        <draw:frame draw:style-name="gr2" draw:text-style-name="P2" draw:layer="layout" svg:width="0.665cm" svg:height="0.847cm" svg:x="13.867cm" svg:y="10.61cm">
          <text:p/>
          <draw:object xlink:href="../hb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8.151cm" svg:height="2.149cm" svg:x="9.924cm" svg:y="9.425cm">
          <text:p/>
          <draw:object xlink:href="../verallgemeinerte%20Unschärferelation%20für%20Lz%20Lx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, da das Bahndrehimpulsquadrat <text:span text:style-name="T5">L</text:span><text:span text:style-name="T6">2</text:span> mit jeder Komponenten von <text:span text:style-name="T5">L</text:span> vertauscht:</text:p>
            <text:p/>
            <text:p>[<text:span text:style-name="T5">L</text:span><text:span text:style-name="T6">2</text:span> , <text:span text:style-name="T7">L</text:span><text:span text:style-name="T8">i</text:span>]<text:span text:style-name="T9">-</text:span><text:span text:style-name="T10"> = 0 <text:s text:c="2"/>∀ </text:span><text:span text:style-name="T11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arum ist beim </text:span><text:span text:style-name="T13">korrespondenzmäßigen</text:span><text:span text:style-name="T12"> Übergang von klassischen Variablen zu quantenmechanischen Operatoren beim Drehimpuls </text:span><text:span text:style-name="T13">kein Symmetrisieren</text:span><text:span text:style-name="T12"> erforderlich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beim korrespondenzmäßigen Übergang die Orts- und Impulsvariable durch entsprechende hermitesche Operatoren:</text:p>
            <text:p/>
            <text:p/>
            <text:p/>
            <text:p/>
            <text:p><text:tab/><text:tab/><text:tab/>kommutieren nur für <text:span text:style-name="T7">m</text:span> = <text:span text:style-name="T7">n</text:span> nicht, dann aber ist <text:span text:style-name="T14">ε</text:span><text:span text:style-name="T15">imn</text:span> gleich Null.</text:p>
          </draw:text-box>
        </draw:frame>
        <draw:frame draw:style-name="gr2" draw:text-style-name="P2" draw:layer="layout" svg:width="7.204cm" svg:height="3.831cm" svg:x="10.397cm" svg:y="9.584cm">
          <text:p/>
          <draw:object xlink:href="../Korrespondenzmäßiger%20Übergang%20zum%20Drehimpulsoperator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4.032cm" svg:height="1.515cm" svg:x="1.129cm" svg:y="13.196cm">
          <text:p/>
          <draw:object xlink:href="../hat%20x_m%20und%20hat%20p_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L</text:span><text:span text:style-name="T9">+</text:span> = <text:span text:style-name="T7">L</text:span><text:span text:style-name="T8">x</text:span> + i <text:span text:style-name="T7">L</text:span><text:span text:style-name="T8">y</text:span></text:p>
            <text:p><text:span text:style-name="T7">L</text:span><text:span text:style-name="T16">-</text:span> = <text:span text:style-name="T7">L</text:span><text:span text:style-name="T8">x</text:span> – i <text:span text:style-name="T7">L</text:span><text:span text:style-name="T8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917cm" svg:height="1.274cm" svg:x="10.541cm" svg:y="9.862cm">
          <text:p/>
          <draw:object xlink:href="../wichtigste%20Kommutatoren%20der%20Leiter-%20bzw.%20Stufenoperatoren%20+-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D</text:span><text:span text:style-name="T6">-1</text:span><text:span text:style-name="T7">D</text:span> = <text:span text:style-name="T17">1</text:span></text:p>
            <text:p/>
            <text:p>det <text:span text:style-name="T7">D</text:span> = 1</text:p>
            <text:p/>
            <text:p><text:span text:style-name="T18">= </text:span><text:span text:style-name="T19">D</text:span><text:span text:style-name="T18"> </text:span><text:span text:style-name="T5">r</text:span><text:span text:style-name="T18"> <text:s/>; <text:s text:c="2"/></text:span><text:span text:style-name="T5">r</text:span> = <text:span text:style-name="T7">D</text:span><text:span text:style-name="T6">-1</text:span> </text:p>
            <text:p><text:span text:style-name="T20"/></text:p>
            <text:p><text:span text:style-name="T7">D</text:span><text:span text:style-name="T6">-1</text:span> = <text:span text:style-name="T7">D</text:span><text:span text:style-name="T6">T</text:span></text:p>
            <text:p><text:span text:style-name="T6"/></text:p>
            <text:p><text:span text:style-name="T10">Die Spalten und Zeilen der Drehmatrix sind paarweise orthonormal</text:span></text:p>
          </draw:text-box>
        </draw:frame>
        <draw:frame draw:style-name="gr2" draw:text-style-name="P2" draw:layer="layout" svg:width="0.627cm" svg:height="1.143cm" svg:x="16.332cm" svg:y="10.374cm">
          <text:p/>
          <draw:object xlink:href="../bar%20r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627cm" svg:height="1.143cm" svg:x="10.786cm" svg:y="10.374cm">
          <text:p/>
          <draw:object xlink:href="../bar%20r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Norm eines Zustands |<text:span text:style-name="T14">ψ</text:span><text:span text:style-name="T21">⟩</text:span> sollte unter der Wirkung von <text:s text:c="4"/>invariant bleiben:</text:p>
            <text:p/>
            <text:p/>
            <text:p/>
            <text:p>muß also unitär sein!</text:p>
          </draw:text-box>
        </draw:frame>
        <draw:frame draw:style-name="gr2" draw:text-style-name="P2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0.779cm" svg:height="1.274cm" svg:x="22.11cm" svg:y="7.716cm">
          <text:p/>
          <draw:object xlink:href="../hat%20D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0.699cm" svg:height="1.274cm" svg:x="8.65cm" svg:y="10.562cm">
          <text:p/>
          <draw:object xlink:href="../Unitarität%20des%20Drehoperators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0.779cm" svg:height="1.274cm" svg:x="9.556cm" svg:y="12.862cm">
          <text:p/>
          <draw:object xlink:href="../hat%20D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Drehung der zugeordneten Messapparatur, und zwar so, dass die Messung der gedrehten Observablen im gedrehten Zustand die gleichen Ergebnisse liefert wie die Messung der ursprünglichen Observablen im ursprünglichen Zustand:</text:p>
          </draw:text-box>
        </draw:frame>
        <draw:frame draw:style-name="gr2" draw:text-style-name="P2" draw:layer="layout" svg:width="13.895cm" svg:height="1.3cm" svg:x="7.052cm" svg:y="13.849cm">
          <text:p/>
          <draw:object xlink:href="../Drehung%20von%20Observabl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völlig identisch, da er identisch mit dem Impuls- und dem Ortsoperator vertauscht und die fundamentalen Vertauschungsrelationen der Drehimpulskomponenten übereinsti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2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23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23">−</text:span><text:span text:style-name="T2"> aussagen?</text:span></text:p>
          </draw:text-box>
        </draw:frame>
        <draw:frame presentation:style-name="pr7" draw:layer="layout" svg:width="25.199cm" svg:height="12.18cm" svg:x="1.4cm" svg:y="4.914cm" presentation:class="subtitle">
          <draw:text-box>
            <text:p>[<text:span text:style-name="T7">L</text:span><text:span text:style-name="T8">z</text:span>, <text:span text:style-name="T7">A</text:span><text:span text:style-name="T8">z</text:span>]<text:span text:style-name="T9">−</text:span> ist Null</text:p>
            <text:p><text:s/>[<text:span text:style-name="T7">L</text:span><text:span text:style-name="T8">z</text:span>, <text:span text:style-name="T7">A</text:span><text:span text:style-name="T8">x</text:span>]<text:span text:style-name="T9">−</text:span> ist i <text:s text:c="2"/><text:span text:style-name="T7">A</text:span><text:span text:style-name="T8">y</text:span></text:p>
          </draw:text-box>
        </draw:frame>
        <draw:frame draw:style-name="gr2" draw:text-style-name="P2" draw:layer="layout" svg:width="0.665cm" svg:height="0.847cm" svg:x="15.267cm" svg:y="11.084cm">
          <text:p/>
          <draw:object xlink:href="../hbar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4.679cm" svg:height="1.274cm" svg:x="6.66cm" svg:y="12.862cm">
          <text:p/>
          <draw:object xlink:href="../Kommutator%20mit%20beliebigem%20Vektoroperator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24">H</text:span><text:span text:style-name="T1">, </text:span><text:span text:style-name="T25">L</text:span><text:span text:style-name="T26">2</text:span><text:span text:style-name="T1"> und </text:span><text:span text:style-name="T24">L</text:span><text:span text:style-name="T27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entralfelder sind durch <text:span text:style-name="T19">V</text:span>(<text:span text:style-name="T5">r</text:span>) = <text:span text:style-name="T7">V</text:span>(<text:span text:style-name="T7">r</text:span>) charakterisiert.</text:p>
            <text:p>Dann ist der gesamte Hamilton-Operator invariant gegenüber Drehungen.</text:p>
            <text:p>Da <text:span text:style-name="T7">H</text:span> in diesem Fall mit jeder Komponente von <text:span text:style-name="T5">L</text:span> kommutiert, müssen <text:span text:style-name="T7">H</text:span>, <text:span text:style-name="T5">L</text:span><text:span text:style-name="T6">2</text:span> und <text:span text:style-name="T7">L</text:span><text:span text:style-name="T8">z</text:span> einen gemeinsamen Satz von Eigenzuständen besitz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zig die fundamentalen Vertauschungsrelationen und die Tatsache, dass es sich bei seinen Komponenten um hermitesche Operatoren handelt.</text:p>
            <text:p>(Die Überlegungen zur Lösung sind rein algebraisch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8">|</text:span><text:span text:style-name="T29">α</text:span><text:span text:style-name="T30">j</text:span><text:span text:style-name="T31"> </text:span><text:span text:style-name="T29">m</text:span><text:span text:style-name="T28">&gt; sei ein Eigenzustand von </text:span><text:span text:style-name="T32">J</text:span><text:span text:style-name="T33">2</text:span><text:span text:style-name="T28"> und </text:span><text:span text:style-name="T29">J</text:span><text:span text:style-name="T30">z</text:span><text:span text:style-name="T28">. In welcher Weise ändert die Anwendung von </text:span><text:span text:style-name="T29">J</text:span><text:span text:style-name="T34">+</text:span><text:span text:style-name="T28"> oder </text:span><text:span text:style-name="T29">J</text:span><text:span text:style-name="T34">−</text:span><text:span text:style-name="T28"> dies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|<text:span text:style-name="T14">α</text:span><text:span text:style-name="T35">j</text:span><text:span text:style-name="T20"> </text:span><text:span text:style-name="T7">m</text:span>⟩ ist auch <text:span text:style-name="T19">J</text:span><text:span text:style-name="T36">±</text:span><text:span text:style-name="T21"> |</text:span><text:span text:style-name="T14">α</text:span><text:span text:style-name="T35">j</text:span><text:span text:style-name="T37"> </text:span><text:span text:style-name="T38">m</text:span><text:span text:style-name="T21">⟩ Eigenzustand zu </text:span><text:span text:style-name="T39">J</text:span><text:span text:style-name="T40">2</text:span><text:span text:style-name="T21"> mit demselben Eigenwert ℏ</text:span><text:span text:style-name="T40">2 </text:span><text:span text:style-name="T14">α</text:span><text:span text:style-name="T35">j</text:span><text:span text:style-name="T41"> und zu </text:span><text:span text:style-name="T14">J</text:span><text:span text:style-name="T35">z</text:span><text:span text:style-name="T41"> mit dem Eigenwert ℏ(</text:span><text:span text:style-name="T14">m</text:span><text:span text:style-name="T42"> </text:span><text:span text:style-name="T41">± 1).</text:span></text:p>
            <text:p><text:span text:style-name="T41"/></text:p>
            <text:p><text:span text:style-name="T41">Die Anwendung von </text:span><text:span text:style-name="T14">J</text:span><text:span text:style-name="T36">+</text:span><text:span text:style-name="T41"> bzw. </text:span><text:span text:style-name="T14">J</text:span><text:span text:style-name="T36">-</text:span><text:span text:style-name="T41"> auf den Eigenzustand |</text:span><text:span text:style-name="T14">α</text:span><text:span text:style-name="T35">j</text:span><text:span text:style-name="T42"> </text:span><text:span text:style-name="T14">m</text:span><text:span text:style-name="T42">⟩</text:span><text:span text:style-name="T41"> erhöht bzw. erniedrigt den Eigenwert von </text:span><text:span text:style-name="T14">J</text:span><text:span text:style-name="T35">z</text:span><text:span text:style-name="T41"> um ein ℏ</text:span></text:p>
            <text:p><text:span text:style-name="T41"/></text:p>
            <text:p><text:span text:style-name="T42">[ </text:span><text:span text:style-name="T14">α</text:span><text:span text:style-name="T35">j</text:span><text:span text:style-name="T43"> = </text:span><text:span text:style-name="T44">j</text:span><text:span text:style-name="T43"> (</text:span><text:span text:style-name="T44">j</text:span><text:span text:style-name="T43"> + 1)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ie lauten die Eigenwerte von </text:span><text:span text:style-name="T22">J</text:span><text:span text:style-name="T45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4.599cm" svg:height="12.18cm" svg:x="2cm" svg:y="4.914cm" presentation:class="subtitle" presentation:user-transformed="true">
          <draw:text-box>
            <text:p text:style-name="P6"><text:span text:style-name="T5">J</text:span><text:span text:style-name="T6">2</text:span> besitzt Eigenwerte der Form</text:p>
            <text:p>ℏ<text:span text:style-name="T6">2</text:span> <text:span text:style-name="T7">j</text:span> (<text:span text:style-name="T7">j</text:span> + 1),</text:p>
            <text:p text:style-name="P6">wobei</text:p>
            <text:p/>
            <text:p/>
            <text:p text:style-name="P6"><text:span text:style-name="T7">J</text:span><text:span text:style-name="T8">z</text:span> besitzt Eigenwerte der Form</text:p>
            <text:p>ℏ <text:span text:style-name="T7">m</text:span></text:p>
            <text:p text:style-name="P6">wobei <text:span text:style-name="T7">m</text:span> die (2<text:span text:style-name="T7">j</text:span> + 1)-Werte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 text:style-name="P6">durchläuft</text:p>
          </draw:text-box>
        </draw:frame>
        <draw:frame draw:style-name="gr2" draw:text-style-name="P2" draw:layer="layout" svg:width="10.258cm" svg:height="2.335cm" svg:x="8.67cm" svg:y="8.632cm">
          <text:p/>
          <draw:object xlink:href="../Erlaubte%20Werte%20für%20die%20Eigenwerte%20zu%20J2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an einem System eine Messung lediglich der Observablen <text:span text:style-name="T5">J</text:span><text:span text:style-name="T6">2</text:span> durch, so liegt der Zustand nach der Messung im (2<text:span text:style-name="T7">j</text:span> + 1)-dimensionalen Unterraum, der durch die Zustände</text:p>
            <text:p>|<text:span text:style-name="T7">j</text:span> <text:span text:style-name="T7">m</text:span>⟩ = |<text:span text:style-name="T7">j</text:span> <text:span text:style-name="T7">-j</text:span>⟩ , |<text:span text:style-name="T7">j</text:span> <text:span text:style-name="T7">-j</text:span><text:span text:style-name="T20"> + 1</text:span>⟩ , . . . , |<text:span text:style-name="T7">j</text:span> <text:span text:style-name="T7">j</text:span> - 1⟩ <text:s/>, |<text:span text:style-name="T7">j</text:span> <text:span text:style-name="T7">j</text:span>⟩</text:p>
            <text:p>aufgespannt wird:</text:p>
            <text:p/>
            <text:p/>
            <text:p/>
            <text:p>Dieser Unterraum setzt sich also aus allen Eigenwerten und Eigenzuständen zu <text:span text:style-name="T7">J</text:span><text:span text:style-name="T8">z</text:span> zusammen</text:p>
          </draw:text-box>
        </draw:frame>
        <draw:frame draw:style-name="gr2" draw:text-style-name="P2" draw:layer="layout" svg:width="7.513cm" svg:height="2.971cm" svg:x="10.243cm" svg:y="10.914cm">
          <text:p/>
          <draw:object xlink:href="../Richtungsentartung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lben wie <text:span text:style-name="T7">J</text:span><text:span text:style-name="T8">z</text:span>:</text:p>
            <text:p>ℏ <text:span text:style-name="T7">m</text:span></text:p>
            <text:p text:style-name="P2"/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/>
            <text:p>Die Eigenzustände sind jedoch and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zusätzliche Messung (zu der von <text:span text:style-name="T5">J</text:span><text:span text:style-name="T6">2</text:span>) von <text:span text:style-name="T7">J</text:span><text:span text:style-name="T8">z</text:span> durch, so wird die <text:span text:style-name="T7">Richtungsentartung</text:span> aufgehoben:</text:p>
            <text:p>Es bleibt nur noch einer der erlaubten Eigenzustände und Eigenwerte von <text:span text:style-name="T7">J</text:span><text:span text:style-name="T8">z</text:span> übrig.</text:p>
            <text:p/>
            <text:p>Dadurch wird klar dass nicht beliebige Einstellmöglichkeiten des Drehimpulses erlaubt sind, da die Eigenwerte von <text:span text:style-name="T7">J</text:span><text:span text:style-name="T8">z</text:span> diskret sind:</text:p>
            <text:p>ℏ <text:span text:style-name="T7">m</text:span></text:p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ie kann man die Eigenschaften des Drehimpulsoperators im Rahmen des sogenannten </text:span><text:span text:style-name="T47">Vektormodells</text:span><text:span text:style-name="T46"> versteh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2">Da man die drei Komponenten von <text:span text:style-name="T5">J</text:span> nicht gleichzeitig scharf messen kann, ist es nicht sinnvoll <text:span text:style-name="T5">J</text:span> als raumfesten Vektorpfeil darzustellen. Man behilft sich mit der Vorstellung dass <text:span text:style-name="T5">J</text:span> als Vektorpfeil um die <text:span text:style-name="T7">z</text:span>-Achse präzediert, und zwar auf der Mantelfläche eines Kegels, dessen Höhe (die Projektion des Vektors auf die <text:span text:style-name="T7">z</text:span>-Achse) gleich ℏ <text:span text:style-name="T7">m</text:span><text:span text:style-name="T20"> (der Eigenwerte zu </text:span><text:span text:style-name="T7">J</text:span><text:span text:style-name="T8">z</text:span><text:span text:style-name="T20">) ist, während seine Mantellinie (die Länge des Vektors)</text:span><text:span text:style-name="T20"><text:tab/></text:span><text:span text:style-name="T20"> </text:span><text:span text:style-name="T20"><text:tab/></text:span><text:span text:style-name="T20"><text:tab/></text:span><text:span text:style-name="T20"> <text:s text:c="8"/>(die Wurzel der Eigenwerte zu </text:span><text:span text:style-name="T5">J</text:span><text:span text:style-name="T48">2</text:span><text:span text:style-name="T20">) beträgt.</text:span></text:p>
            <text:p text:style-name="P8"><text:span text:style-name="T20">Der Kegelradius ergibt sich zu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, was einem Eigenwert des Operators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entspricht.</text:span></text:p>
          </draw:text-box>
        </draw:frame>
        <draw:frame draw:style-name="gr2" draw:text-style-name="P2" draw:layer="layout" svg:width="4.467cm" svg:height="1.113cm" svg:x="20.366cm" svg:y="11.077cm">
          <text:p/>
          <draw:object xlink:href="../Mantellinie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6.258cm" svg:height="1.334cm" svg:x="12.07cm" svg:y="13.366cm">
          <text:p/>
          <draw:object xlink:href="../Kegelradius%20beim%20Vektormodell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6.549cm" svg:height="1.593cm" svg:x="11.325cm" svg:y="14.937cm">
          <text:p/>
          <draw:object xlink:href="../Eigenwerte%20der%20unbestimmten%20Komponenten%20des%20Drehimpulses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bgesehen von <text:span text:style-name="T7">j</text:span> = 0 ist die Maximalkomponente von <text:span text:style-name="T7">J</text:span><text:span text:style-name="T8">z</text:span> ℏ <text:span text:style-name="T7">m</text:span><text:span text:style-name="T16">max</text:span> = ℏ <text:span text:style-name="T7">j</text:span> immer kleiner als die Vektorlänge (Mantellinie) <text:tab/><text:tab/><text:tab/> <text:s text:c="3"/>:</text:p>
            <text:p>Der Drehimpuls <text:span text:style-name="T5">J</text:span> kann offenbar nie exakt die Richtung seiner Maximalkomponente einnehmen.</text:p>
            <text:p>Die exakte Ausrichtung stünde auch im Widerspruch zur Unbestimmtheitsrelation, da <text:span text:style-name="T7">J</text:span><text:span text:style-name="T8">x</text:span> und <text:span text:style-name="T7">J</text:span><text:span text:style-name="T8">y</text:span> dadurch scharf festgelegt werden würde (sie wären Null).</text:p>
          </draw:text-box>
        </draw:frame>
        <draw:frame draw:style-name="gr2" draw:text-style-name="P2" draw:layer="layout" svg:width="4.467cm" svg:height="1.113cm" svg:x="18.466cm" svg:y="8.377cm">
          <text:p/>
          <draw:object xlink:href="../Mantellinie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23">+</text:span><text:span text:style-name="T2"> und </text:span><text:span text:style-name="T3">J</text:span><text:span text:style-name="T23">−</text:span><text:span text:style-name="T2"> in der {|</text:span><text:span text:style-name="T3">j</text:span><text:span text:style-name="T2"> </text:span><text:span text:style-name="T3">m</text:span><text:span text:style-name="T49">⟩</text:span><text:span text:style-name="T2">}</text:span><text:span text:style-name="T23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7.637cm" svg:height="3.183cm" svg:x="5.181cm" svg:y="8.908cm">
          <text:p/>
          <draw:object xlink:href="../Matrixelemente%20der%20Operatoren%20J+%20und%20J−%20in%20der%20%7Bj%20m%7D-%20Darstellung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50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nn ist <text:span text:style-name="T7">j</text:span> = 3, denn 3<text:span text:style-name="T51">·</text:span>(3 + 1) = 12.</text:p>
            <text:p/>
            <text:p>Also besitzt <text:span text:style-name="T7">J</text:span><text:span text:style-name="T8">z</text:span> die folgenden sieben (2<text:span text:style-name="T51">·</text:span>3 + 1) Eigenwerte:</text:p>
            <text:p/>
            <text:p>-3 ℏ , -2 ℏ , -1 ℏ , 0 , ℏ , 2 ℏ , 3 ℏ</text:p>
          </draw:text-box>
        </draw:frame>
        <draw:frame draw:style-name="gr2" draw:text-style-name="P2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folgt der formale Übergang in die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skalare Multiplikation der Eigenwertgleichungen mit dem bra‑Ortseigenzustand ⟨<text:span text:style-name="T5">r</text:span>| :</text:p>
            <text:p/>
            <text:p/>
            <text:p/>
            <text:p/>
          </draw:text-box>
        </draw:frame>
        <draw:frame draw:style-name="gr2" draw:text-style-name="P2" draw:layer="layout" svg:width="11.927cm" svg:height="8.679cm" svg:x="8.036cm" svg:y="10.26cm">
          <text:p/>
          <draw:object xlink:href="../formaler%20Übergang%20in%20die%20Ortsdarstellung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kt der Orts- und Impulsoperator in der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Ortsoperator wirkt multiplikativ, der Impulsoperator ist im wesentlichen durch den Gradienten ∇ zu ersetzen:</text:p>
            <text:p/>
            <text:p/>
            <text:p/>
          </draw:text-box>
        </draw:frame>
        <draw:frame draw:style-name="gr2" draw:text-style-name="P2" draw:layer="layout" svg:width="19.95cm" svg:height="6.585cm" svg:x="4.024cm" svg:y="11.407cm">
          <text:p/>
          <draw:object xlink:href="../Wirkung%20des%20Orts%20und%20Impulsoperators%20in%20Ortsdarstellung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0.257cm" svg:height="7.593cm" svg:x="8.871cm" svg:y="6.703cm">
          <text:p/>
          <draw:object xlink:href="../Ortsdarstellung%20der%20Bahndrehimpulskomponenten%20in%20kartesischen%20Koordinat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s gilt allgemein für Einheitsvektoren </text:span><text:span text:style-name="T25">e</text:span><text:span text:style-name="T27">yi</text:span><text:span text:style-name="T1"> in einem krummlinig-orthogonalen Koordinatensystem (</text:span><text:span text:style-name="T24">y</text:span><text:span text:style-name="T52">1</text:span><text:span text:style-name="T1">, </text:span><text:span text:style-name="T24">y</text:span><text:span text:style-name="T52">2</text:span><text:span text:style-name="T1">, </text:span><text:span text:style-name="T24">y</text:span><text:span text:style-name="T52">3</text:span><text:span text:style-name="T1">)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1.885cm" svg:height="2.675cm" svg:x="8.057cm" svg:y="9.162cm">
          <text:p/>
          <draw:object xlink:href="../Koordinatentransformatio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nheitsvek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5cm" svg:height="11.173cm" svg:x="6.424cm" svg:y="5.913cm">
          <text:p/>
          <draw:object xlink:href="../Einheitsvektoren%20in%20Kugelkoordinate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5.023cm" svg:height="2.149cm" svg:x="11.488cm" svg:y="9.425cm">
          <text:p/>
          <draw:object xlink:href="../Lz%20in%20Kugelkoordinaten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Stufenopera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6.801cm" svg:height="1.863cm" svg:x="5.599cm" svg:y="9.568cm">
          <text:p/>
          <draw:object xlink:href="../Stufenoperatoren%20in%20Kugelkoordinat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Welcher Zusammenhang besteht bei Verwendung von Kugelkoordinaten zwischen dem Drehimpulsquadrat </text:span><text:span text:style-name="T53">L</text:span><text:span text:style-name="T54">2</text:span><text:span text:style-name="T12"> und dem Laplace-Operato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Winkelanteil des Laplace-Operators ∆ hängt eng mit der Darstellung von <text:span text:style-name="T5">L</text:span><text:span text:style-name="T6">2</text:span> in Kugelkoordianten zusa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>
            <draw:text-box>
              <text:p>Die kinetische Energie <text:span text:style-name="T7">T</text:span> eines Teilchens lässt sich in einen Radialanteil <text:span text:style-name="T7">T</text:span><text:span text:style-name="T8">r</text:span> und einen Winkelanteil <text:span text:style-name="T7">T</text:span><text:span text:style-name="T35">θ</text:span><text:span text:style-name="T55">,</text:span><text:span text:style-name="T35">φ</text:span><text:span text:style-name="T21"> zerlegen, wobei d</text:span>er Winkelanteil des Laplace-Operators ∆ durch <text:span text:style-name="T5">L</text:span><text:span text:style-name="T6">2</text:span> bestimmt wird.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arum stellen in der Regel </text:span><text:span text:style-name="T22">L</text:span><text:span text:style-name="T45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7">r</text:span>-Abhängigkeit der Wellenfunktion, der <text:span text:style-name="T7">Radialanteil</text:span>, bleibt völlig unbestimmt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rennt man die Wellenfunktion in einen Radial- und einen Winkelanteil auf,</text:p>
            <text:p><text:span text:style-name="T14">ψ</text:span><text:span text:style-name="T35">lm</text:span><text:span text:style-name="T41">(</text:span><text:span text:style-name="T56">r</text:span><text:span text:style-name="T41">) = </text:span><text:span text:style-name="T14">R</text:span><text:span text:style-name="T41">(</text:span><text:span text:style-name="T14">r</text:span><text:span text:style-name="T41">) </text:span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</text:span></text:p>
            <text:p>und wendet weiters auf den Winkelanteil ebenfalls einen Separationsansatz an</text:p>
            <text:p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 = </text:span><text:span text:style-name="T14">Φ</text:span><text:span text:style-name="T41">(</text:span><text:span text:style-name="T14">φ</text:span><text:span text:style-name="T41">) </text:span><text:span text:style-name="T14">Θ</text:span><text:span text:style-name="T41">(</text:span><text:span text:style-name="T14">θ</text:span><text:span text:style-name="T41">)</text:span></text:p>
            <text:p>so erkennt man bei Berechnung der <text:span text:style-name="T14">φ</text:span><text:span text:style-name="T41">-Abhängigkeit</text:span></text:p>
            <text:p><text:span text:style-name="T14">Φ</text:span><text:span text:style-name="T41">(</text:span><text:span text:style-name="T14">φ</text:span><text:span text:style-name="T41">) = e</text:span><text:span text:style-name="T57">i m </text:span><text:span text:style-name="T58">φ</text:span></text:p>
            <text:p><text:span text:style-name="T42">dass aufgrund der Forderung </text:span><text:span text:style-name="T14">Φ</text:span><text:span text:style-name="T42">(</text:span><text:span text:style-name="T14">φ</text:span><text:span text:style-name="T42"> + 2π) = </text:span><text:span text:style-name="T14">Φ</text:span><text:span text:style-name="T42">(</text:span><text:span text:style-name="T14">φ</text:span><text:span text:style-name="T42">) für die Eindeutigkeit der Wellenfunktion nur ganze Zahlen für </text:span><text:span text:style-name="T14">m</text:span><text:span text:style-name="T42"> und damit auch für </text:span><text:span text:style-name="T14">l</text:span><text:span text:style-name="T42"> infrage kom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verallgemeinerte Legendr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>
            <draw:text-box>
              <text:p>Bekannt von den Multipolmomenten elektrischer Ladungsdichten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meinsamen Eigenfunktionen der Bahndrehimpulsoperatoren <text:span text:style-name="T5">L</text:span><text:span text:style-name="T6">2</text:span> und <text:span text:style-name="T7">L</text:span><text:span text:style-name="T8">z</text:span> sind <text:span text:style-name="T17">Kugelflächen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59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Ungerade Parität:</text:p>
            <text:p>Eigenfunktionen mit geradem <text:span text:style-name="T7">l</text:span> haben gerade, mit ungeradem <text:span text:style-name="T7">l</text:span> haben ungerade Par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46">Wie ist in der Klassischen Elektrodynamik das magnetische Moment einer lokalen Stromverteilung </text:span><text:span text:style-name="T60">j</text:span><text:span text:style-name="T46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9.39cm" svg:height="2.646cm" svg:x="9.304cm" svg:y="9.176cm">
          <text:p/>
          <draw:object xlink:href="../magnetisches%20Moment%20in%20der%20klassischen%20Elektrodynamik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8.494cm" svg:height="4.28cm" svg:x="4.752cm" svg:y="8.359cm">
          <text:p/>
          <draw:object xlink:href="../Berechnung%20des%20magnetischen%20Moments%20aus%20der%20Energie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8.108cm" svg:x="1.4cm" svg:y="1.953cm" presentation:class="subtitle" presentation:user-transformed="true">
          <draw:text-box>
            <text:p/>
            <text:p/>
            <text:p/>
            <text:p>Interpretiert man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so entfällt 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erhält als Operator des magnetischen Moments:</text:span></text:p>
            <text:p><text:span text:style-name="T20"/></text:p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 die Überlegungen zur Herleitung der Observablen des magnetischens Moments</text:p>
          </draw:text-box>
        </draw:frame>
        <draw:frame presentation:style-name="pr2" draw:layer="layout" svg:width="25.199cm" svg:height="17.075cm" svg:x="1.4cm" svg:y="2.469cm" presentation:class="subtitle" presentation:user-transformed="true">
          <draw:text-box>
            <text:p/>
            <text:p/>
            <text:p/>
            <text:p>Man interpretiert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/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entfällt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identifiziert </text:span><text:span text:style-name="T56">μ</text:span><text:span text:style-name="T62"> = -∇</text:span><text:span text:style-name="T63">B</text:span><text:span text:style-name="T64">H</text:span><text:span text:style-name="T20"> als Operator des magnetischen Mom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7cm" presentation:class="subtitle" presentation:user-transformed="true">
          <draw:text-box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anonisch konjugierte Variab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Variablen, welche die fundamentale Poisson-Klammer {q,p} = 1 erfüllen, bzw. nach dem Korrespondenzprinzip die fundamentale Vertauschungsrelation [q,p]<text:span text:style-name="T10">_</text:span> = i ℏ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4" draw:layer="layout" svg:width="25.199cm" svg:height="3.506cm" svg:x="1.4cm" svg:y="0.839cm" presentation:class="title" presentation:user-transformed="true">
          <draw:text-box>
            <text:p><text:span text:style-name="T12">Wie lautet die zum Ort </text:span><text:span text:style-name="T53">r</text:span><text:span text:style-name="T12"> kanonisch konjugierte Variable für ein Teilchen der Masse </text:span><text:span text:style-name="T13">m</text:span><text:span text:style-name="T12"> und Ladung <text:s text:c="3"/>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0.77cm" svg:height="1.23cm" svg:x="14.409cm" svg:y="2.551cm">
          <text:p/>
          <draw:object xlink:href="../hat%20q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2" draw:layer="layout" svg:width="7.798cm" svg:height="1.274cm" svg:x="10.1cm" svg:y="9.862cm">
          <text:p/>
          <draw:object xlink:href="../klassische%20kanonisch%20konjugierte%20Variable%20zu%20r%20in%20der%20Elektrodynamik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7">Zentralfeldnäherun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Wechselwirkungen des Elektrons mit den anderen Atomelektronen in gemittelter Form wird durch ein Zentralfeld <text:span text:style-name="T7">V</text:span>(<text:span text:style-name="T5">r</text:span><text:span text:style-name="T8">i</text:span>) = <text:span text:style-name="T7">V</text:span>(<text:span text:style-name="T7">r</text:span><text:span text:style-name="T8">i</text:span>) simul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Welche Struktur hat der Hamilton-Operator eines Teilchens mit </text:span><text:span text:style-name="T13">p</text:span><text:span text:style-name="T12"> Elektronen (Spin noch ausgeklammert)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89cm" svg:height="2.971cm" svg:x="6.405cm" svg:y="9.014cm">
          <text:p/>
          <draw:object xlink:href="../Hamilton-Operator%20des%20p-Elektronenatoms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<text:s/></text:span><text:span text:style-name="T12">Wie sieht das magnetische Moment aus eines Teilchens mit </text:span><text:span text:style-name="T13">p</text:span><text:span text:style-name="T12"> Elektronen (Spin noch ausgeklammert)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831cm" svg:height="3.091cm" svg:x="6.584cm" svg:y="8.954cm">
          <text:p/>
          <draw:object xlink:href="../magnetisches%20Moment%20des%20p-Elektronenatoms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Term des magnetischen Moments bedingt Dia-, welcher Paramagnetismu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er erste Summand repräsentiert ein permanentes Moment welches aus der Elektronenbewegung um den Kern resultiert, der zweite ein induziertes Moment welches nach Abschalten des Magnetfelds verschwindet.</text:p>
            <text:p/>
            <text:p>Somit ist der erste Term für Paramagnetismus (und abhängig von der Ordnungstendenz für Ferro bzw. Antiferromagnetismus) verantwortlich, der zweite Term hingegen für den immer vorhandenen Diamagnetismus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4" draw:layer="layout" svg:width="25.199cm" svg:height="3.506cm" svg:x="1.4cm" svg:y="0.828cm" presentation:class="title" presentation:user-transformed="true">
          <draw:text-box>
            <text:p><text:span text:style-name="T12">Welche Aufspaltung der Energieterme im Magnetfeld ist zu erwarten, wenn sich das magnetische Moment eines Atoms allein aus den Bahndrehimpulsen der Elektronen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(2<text:span text:style-name="T7">l</text:span> + 1) – fach (Zeeman-Effekt) mit energetisch äquidistanten Termen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n Beobachtungen machen die Einführung des Spins notwendi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der Grundzustand des einfachen Wasserstoffatoms zu <text:span text:style-name="T7">l</text:span> = 0 gehört, sollte er von einem Magnetfeld unbeeinflusst bleiben. Dies widerspricht jedoch dem experimentellen Befund, nach dem der Grundzustand im Feld zweifach aufspaltet.</text:p>
            <text:p>Ebenso spaltet beim <text:span text:style-name="T7">Stern-Gerlach-Versuch</text:span> das <text:span text:style-name="T7">Leuchtelektron</text:span> (5<text:span text:style-name="T7">s</text:span>-Elektron) zweifach auf, obwohl es ebenfalls im Grundzustand <text:span text:style-name="T7">l</text:span> = 0 besitzt und die Drehimpulse aller anderen Elektronen im Ag – Atom zu Null koppeln.</text:p>
          </draw:text-box>
        </draw:frame>
        <draw:frame draw:style-name="gr2" draw:text-style-name="P2" draw:layer="layout" svg:width="16.884cm" svg:height="3.195cm" svg:x="5.557cm" svg:y="15.902cm">
          <text:p/>
          <draw:object xlink:href="../Aufhebung%20der%20m-Entartung%20durch%20den%20paramagnetischen%20Term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Spinquantenzahl <text:span text:style-name="T7">S</text:span> annehm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kann ganz- oder halbzahlig sein:</text:p>
          </draw:text-box>
        </draw:frame>
        <draw:frame draw:style-name="gr2" draw:text-style-name="P2" draw:layer="layout" svg:width="17.761cm" svg:height="2.335cm" svg:x="5.119cm" svg:y="12.332cm">
          <text:p/>
          <draw:object xlink:href="../Spinquantenzahl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ür ein bestimmtes quantenmechanisches Teilchen <text:span text:style-name="T7">S</text:span> veränder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sie eine echte Teilcheneigenschaft (so wie Masse <text:span text:style-name="T7">m</text:span> und Ladung <text:span text:style-name="T7">q</text:span>) ist.</text:p>
            <text:p/>
            <text:p>Allerdings fügt der Spin einen neuen, unabhängigen, jedoch auf jeden Fall diskreten Freiheitsgrad, die Einstellung des Vektors <text:span text:style-name="T7">S</text:span> relativ zu einer vorgegebenen Richtung, hinzu.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5" draw:layer="layout" svg:width="25.199cm" svg:height="18.472cm" svg:x="1.4cm" svg:y="1.771cm" presentation:class="subtitle" presentation:user-transformed="true">
          <draw:text-box>
            <text:p/>
            <text:p/>
            <text:p/>
            <text:p>Da der Hilbertraum ℋ<text:span text:style-name="T9">B</text:span> der Bahnbewegung zur Beschreibung eines quantenmechanischen Teilchens nicht mehr ausreicht, wird er um den (2<text:span text:style-name="T7">S</text:span> + 1) – dimensionalen Spinraum ℋ<text:span text:style-name="T9">S</text:span> erweitert. Der vollständige Raum ist der direkte Produktraum aus den beiden Teilräumen ℋ<text:span text:style-name="T9">B</text:span> und ℋ<text:span text:style-name="T9">S</text:span>:</text:p>
            <text:p>ℋ = ℋ<text:span text:style-name="T9">B</text:span> ⦻ ℋ<text:span text:style-name="T9">S</text:span></text:p>
            <text:p>Die Wirkung eines ausschließlich in einem Teilraum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kommutieren.</text:span></text:p>
          </draw:text-box>
        </draw:frame>
        <draw:frame draw:style-name="gr2" draw:text-style-name="P2" draw:layer="layout" svg:width="15.018cm" svg:height="3.088cm" svg:x="6.49cm" svg:y="14.555cm">
          <text:p/>
          <draw:object xlink:href="../Ausschließlich%20in%20einem%20Teilraum%20wirkender%20Operator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2" draw:layer="layout" svg:width="25.199cm" svg:height="15.191cm" svg:x="1.4cm" svg:y="3.41cm" presentation:class="subtitle" presentation:user-transformed="true">
          <draw:text-box>
            <text:p/>
            <text:p/>
            <text:p>Die Wirkung eines ausschließlich in einem der beiden Teilräume ℋ<text:span text:style-name="T9">B,S</text:span>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= ℋ</text:span><text:span text:style-name="T55">B</text:span><text:span text:style-name="T42"> ⦻ ℋ</text:span><text:span text:style-name="T55">S</text:span><text:span text:style-name="T42"> kommutieren:</text:span></text:p>
            <text:p><text:span text:style-name="T42"/></text:p>
            <text:p><text:span text:style-name="T42">[</text:span><text:span text:style-name="T14">A</text:span><text:span text:style-name="T55">B</text:span><text:span text:style-name="T42"> , </text:span><text:span text:style-name="T14">A</text:span><text:span text:style-name="T55">S</text:span><text:span text:style-name="T42">]_ = 0</text:span></text:p>
          </draw:text-box>
        </draw:frame>
        <draw:frame draw:style-name="gr2" draw:text-style-name="P2" draw:layer="layout" svg:width="15.018cm" svg:height="3.088cm" svg:x="6.49cm" svg:y="10.355cm">
          <text:p/>
          <draw:object xlink:href="../Ausschließlich%20in%20einem%20Teilraum%20wirkender%20Operator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genwertgleichungen des Spins?</text:p>
          </draw:text-box>
        </draw:frame>
        <draw:frame presentation:style-name="pr5" draw:text-style-name="P9" draw:layer="layout" svg:width="25.199cm" svg:height="12.18cm" svg:x="1.4cm" svg:y="4.914cm" presentation:class="subtitle">
          <draw:text-box>
            <text:p><text:span text:style-name="T65">S</text:span><text:span text:style-name="T66">2</text:span><text:span text:style-name="T67"> </text:span><text:span text:style-name="T68">|</text:span><text:span text:style-name="T69">S</text:span><text:span text:style-name="T70"> </text:span><text:span text:style-name="T69">m</text:span><text:span text:style-name="T71">S</text:span><text:span text:style-name="T68">⟩ = ℏ</text:span><text:span text:style-name="T72">2</text:span><text:span text:style-name="T73"> </text:span><text:span text:style-name="T69">S</text:span><text:span text:style-name="T68"> (</text:span><text:span text:style-name="T69">S</text:span><text:span text:style-name="T68"> + 1) |</text:span><text:span text:style-name="T69">S</text:span><text:span text:style-name="T68"> </text:span><text:span text:style-name="T69">m</text:span><text:span text:style-name="T71">S</text:span><text:span text:style-name="T68">⟩</text:span></text:p>
            <text:p><text:span text:style-name="T69">S</text:span><text:span text:style-name="T74">z</text:span><text:span text:style-name="T75"> </text:span><text:span text:style-name="T68">|</text:span><text:span text:style-name="T69">S</text:span><text:span text:style-name="T68"> </text:span><text:span text:style-name="T69">m</text:span><text:span text:style-name="T71">S</text:span><text:span text:style-name="T68">⟩ = ℏ </text:span><text:span text:style-name="T69">m</text:span><text:span text:style-name="T76">S</text:span><text:span text:style-name="T68"> |</text:span><text:span text:style-name="T69">S</text:span><text:span text:style-name="T68"> </text:span><text:span text:style-name="T69">m</text:span><text:span text:style-name="T71">S</text:span><text:span text:style-name="T68">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ntwickelt man einen allgemeinen Spinzustand |<text:span text:style-name="T77">α</text:span><text:span text:style-name="T78">S</text:span><text:span text:style-name="T79">⟩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In ℋ<text:span text:style-name="T9">S</text:span> bilden die {|<text:span text:style-name="T7">S</text:span> , <text:span text:style-name="T7">m</text:span><text:span text:style-name="T8">S</text:span>⟩} eine vollständige Orthonormalbasis.</text:p>
            <text:p>Für einen allgemeinen Spinzustand |<text:span text:style-name="T14">α</text:span><text:span text:style-name="T8">S</text:span>⟩ gilt daher die Entwicklung:</text:p>
          </draw:text-box>
        </draw:frame>
        <draw:frame draw:style-name="gr2" draw:text-style-name="P2" draw:layer="layout" svg:width="8.95cm" svg:height="3.137cm" svg:x="9.524cm" svg:y="12.931cm">
          <text:p/>
          <draw:object xlink:href="../Entwicklung%20eines%20allgemeinen%20Spinzustands%20(aufgeräumt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pin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it Bezug auf die Matrixdarstellungen der Spinoperatoren <text:span text:style-name="T7">S</text:span> lässt sich ein allgemeiner Spinzustand |<text:span text:style-name="T14">α</text:span><text:span text:style-name="T15">S</text:span><text:span text:style-name="T21">⟩ durch einen (2</text:span><text:span text:style-name="T38">S</text:span><text:span text:style-name="T21"> + 1)-komponentigen Spaltenvektor bestehend aus den Eigenwerten </text:span><text:span text:style-name="T21"><text:tab/></text:span><text:span text:style-name="T21"><text:tab/></text:span><text:span text:style-name="T21"> , den </text:span><text:span text:style-name="T80">Spinor</text:span><text:span text:style-name="T21">, repräsentieren: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</draw:text-box>
        </draw:frame>
        <draw:frame draw:style-name="gr2" draw:text-style-name="P2" draw:layer="layout" svg:width="1.199cm" svg:height="1.142cm" svg:x="19.2cm" svg:y="8.174cm">
          <text:p/>
          <draw:object xlink:href="../Eigenwert%20des%20Spins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2" draw:layer="layout" svg:width="11.593cm" svg:height="6.061cm" svg:x="8.203cm" svg:y="10.469cm">
          <text:p/>
          <draw:object xlink:href="../Spinor%20(aufgeräumt)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ind die Komponenten <text:s text:c="13"/>des magnetischen Moments gleichzeitig scharf messbar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ein</text:p>
          </draw:text-box>
        </draw:frame>
        <draw:frame draw:style-name="gr2" draw:text-style-name="P2" draw:layer="layout" svg:width="4.13cm" svg:height="1.7cm" svg:x="13.153cm" svg:y="1.196cm">
          <text:p/>
          <draw:object xlink:href="../Komponenten%20des%20magnetischen%20Moments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chtigen Elementarteilchen besitzen einen Spin <text:span text:style-name="T7">S</text:span> = 1/2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lektronen, Protonen und Neutr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Pauli’schen Spinmatrizen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r den Spinoperator schreibt man:</text:p>
            <text:p/>
            <text:p/>
            <text:p/>
            <text:p/>
            <text:p/>
          </draw:text-box>
        </draw:frame>
        <draw:frame draw:style-name="gr2" draw:text-style-name="P2" draw:layer="layout" svg:width="16.011cm" svg:height="2.617cm" svg:x="5.994cm" svg:y="12.191cm">
          <text:p/>
          <draw:object xlink:href="../Pauli'sche%20Spinmatrizen.odf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2" draw:layer="layout" svg:width="13.124cm" svg:height="2.149cm" svg:x="7.437cm" svg:y="9.425cm">
          <text:p/>
          <draw:object xlink:href="../Spinoperator%20mit%20Paulimatrizen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as ergibt der Antikommutator [</text:span><text:span text:style-name="T3">S</text:span><text:span text:style-name="T4">x</text:span><text:span text:style-name="T2">, </text:span><text:span text:style-name="T3">S</text:span><text:span text:style-name="T4">z</text:span><text:span text:style-name="T2">]</text:span><text:span text:style-name="T23">+</text:span><text:span text:style-name="T2"> für einen Spin </text:span><text:span text:style-name="T3">S</text:span><text:span text:style-name="T2"> = 1/2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0, da der Antikommutator symmetrisch ist. Man sieht es an der expliziten Rechnung:</text:p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5.703cm" svg:height="11.021cm" svg:x="6.148cm" svg:y="8.989cm">
          <text:p/>
          <draw:object xlink:href="../Rechnung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text-style-name="P3" draw:layer="layout" svg:width="25.199cm" svg:height="3.511cm" svg:x="1.4cm" svg:y="0.835cm" presentation:class="title" presentation:user-transformed="true">
          <draw:text-box>
            <text:p><text:span text:style-name="T2">Warum gilt im </text:span><text:span text:style-name="T3">ℋ</text:span><text:span text:style-name="T4">S</text:span><text:span text:style-name="T23">=½</text:span><text:span text:style-name="T2"> die Operatoridentität (</text:span><text:span text:style-name="T3">S</text:span><text:span text:style-name="T23">+</text:span><text:span text:style-name="T2">)</text:span><text:span text:style-name="T45">2</text:span><text:span text:style-name="T2"> = 0?</text:span></text:p>
          </draw:text-box>
        </draw:frame>
        <draw:frame presentation:style-name="pr5" draw:layer="layout" svg:width="25.199cm" svg:height="12.579cm" svg:x="1.4cm" svg:y="4.715cm" presentation:class="subtitle" presentation:user-transformed="true">
          <draw:text-box>
            <text:p>Zum einen erhält man die Operatoridentität (<text:span text:style-name="T7">S</text:span><text:span text:style-name="T9">+</text:span>)<text:span text:style-name="T6">2</text:span> = (<text:span text:style-name="T7">S</text:span><text:span text:style-name="T9">-</text:span>)<text:span text:style-name="T6">2</text:span> = 0 aufgrund der entsprechenden Matrixdarstellung des Stufenoperators, welcher mit sich selber multipliziert immer die Nullmatrix ergibt:</text:p>
            <text:p/>
            <text:p/>
            <text:p/>
            <text:p/>
            <text:p/>
            <text:p/>
            <text:p/>
            <text:p>Zum anderen kann man den Spin im Fall <text:span text:style-name="T7">S</text:span> = ½ nur maximal einmal umklappen (es gibt nur zwei Zustände: -½ und ½).</text:p>
          </draw:text-box>
        </draw:frame>
        <draw:frame draw:style-name="gr2" draw:text-style-name="P2" draw:layer="layout" svg:width="12.784cm" svg:height="6.057cm" svg:x="7.607cm" svg:y="8.571cm">
          <text:p/>
          <draw:object xlink:href="../Stufenoperatoren%20für%20Spin%20gleich%20einhalb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elche Bedeutung besitzen die Betragsquadrate</text:span><text:span text:style-name="T2"><text:line-break/></text:span><text:span text:style-name="T2">|</text:span><text:span text:style-name="T3">ψ</text:span><text:span text:style-name="T23">±</text:span><text:span text:style-name="T2">(</text:span><text:span text:style-name="T22">r</text:span><text:span text:style-name="T2">)|</text:span><text:span text:style-name="T45">2</text:span><text:span text:style-name="T2"> der Komponenten des Spinors |</text:span><text:span text:style-name="T3">ψ</text:span><text:span text:style-name="T23">1/2</text:span><text:span text:style-name="T2">(</text:span><text:span text:style-name="T22">r</text:span><text:span text:style-name="T2">)⟩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|<text:span text:style-name="T14">ψ</text:span><text:span text:style-name="T36">±</text:span><text:span text:style-name="T21">(</text:span><text:span text:style-name="T39">r</text:span><text:span text:style-name="T21">)|</text:span><text:span text:style-name="T40">2</text:span><text:span text:style-name="T21">d</text:span><text:span text:style-name="T40">3</text:span><text:span text:style-name="T38">r</text:span><text:span text:style-name="T21"> ist die Wahrscheinlichkeit dafür, bei einer gleichzeitigen Messung von </text:span><text:span text:style-name="T38">Spin</text:span><text:span text:style-name="T21"> und </text:span><text:span text:style-name="T38">Ort</text:span><text:span text:style-name="T21"> das Teilchen im Volumenelement d</text:span><text:span text:style-name="T40">3</text:span><text:span text:style-name="T38">r</text:span><text:span text:style-name="T21"> bei </text:span><text:span text:style-name="T39">r</text:span><text:span text:style-name="T21"> mit einem Spin ½ </text:span><text:span text:style-name="T38">parallel</text:span><text:span text:style-name="T21"> (+) bzw. </text:span><text:span text:style-name="T38">antiparallel</text:span><text:span text:style-name="T21"> (-) zur </text:span><text:span text:style-name="T38">z</text:span><text:span text:style-name="T21">-Achse anzutreff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||<text:span text:style-name="T7">ψ</text:span><text:span text:style-name="T9">1/2</text:span>(<text:span text:style-name="T5">r</text:span>)||<text:span text:style-name="T6">2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1">Das Normquadrat des Spinors</text:span></text:p>
            <text:p><text:span text:style-name="T21">∥</text:span><text:span text:style-name="T14">ψ</text:span><text:span text:style-name="T81">½</text:span><text:span text:style-name="T21">(</text:span><text:span text:style-name="T39">r</text:span><text:span text:style-name="T21">)∥</text:span><text:span text:style-name="T40">2</text:span><text:span text:style-name="T21"> = ⟨</text:span><text:span text:style-name="T14">ψ</text:span><text:span text:style-name="T81">½</text:span><text:span text:style-name="T21">(</text:span><text:span text:style-name="T39">r</text:span><text:span text:style-name="T21">)|</text:span><text:span text:style-name="T14">ψ</text:span><text:span text:style-name="T81">½</text:span><text:span text:style-name="T21">(</text:span><text:span text:style-name="T39">r</text:span><text:span text:style-name="T21">)⟩ = |</text:span><text:span text:style-name="T14">ψ</text:span><text:span text:style-name="T81">+</text:span><text:span text:style-name="T21">(</text:span><text:span text:style-name="T39">r</text:span><text:span text:style-name="T21">)|</text:span><text:span text:style-name="T40">2</text:span><text:span text:style-name="T21"> + |</text:span><text:span text:style-name="T14">ψ</text:span><text:span text:style-name="T81">-</text:span><text:span text:style-name="T21">(</text:span><text:span text:style-name="T39">r</text:span><text:span text:style-name="T21">)|</text:span><text:span text:style-name="T40">2</text:span><text:span text:style-name="T21"> = |</text:span><text:span text:style-name="T14">ψ</text:span><text:span text:style-name="T21">(</text:span><text:span text:style-name="T39">r</text:span><text:span text:style-name="T21">)|</text:span><text:span text:style-name="T40">2</text:span></text:p>
            <text:p><text:span text:style-name="T21">entspricht der normalen Aufenthaltswahrscheinlichkeitsdichte des betrachteten Teilche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besitzt der Spinraum <text:span text:style-name="T7">ℋ</text:span><text:span text:style-name="T8">S</text:span><text:span text:style-name="T9">=1/2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ist endlich eindimensional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Analog zum Bahndrehimpuls</text:p>
            <text:p/>
            <text:p text:style-name="P11">wählt man den Ansatz:</text:p>
            <text:p/>
            <text:p>Der Koeffizient <text:span text:style-name="T14">μ</text:span><text:span text:style-name="T81">S</text:span><text:span text:style-name="T21"> ist für verschiedene Spin 1/2-Teilchen unterschiedlich.</text:span></text:p>
            <text:p>Mit dem Landé-Faktor <text:span text:style-name="T7">g</text:span> und dem Bohrschen Magneton <text:span text:style-name="T14">μ</text:span><text:span text:style-name="T81">B</text:span><text:span text:style-name="T21"> </text:span>lautet er für Elektronen:</text:p>
            <text:p/>
            <text:p/>
            <text:p>So erhält man für das gesamte paramagnetische Moment des Elektrons:</text:p>
          </draw:text-box>
        </draw:frame>
        <draw:frame draw:style-name="gr2" draw:text-style-name="P2" draw:layer="layout" svg:width="5.437cm" svg:height="2.149cm" svg:x="11.281cm" svg:y="6.025cm">
          <text:p/>
          <draw:object xlink:href="../Beitrag%20des%20Bahndrehimpulses%20zum%20magnetischen%20Moment.odf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2" draw:layer="layout" svg:width="4.298cm" svg:height="1.274cm" svg:x="11.85cm" svg:y="9.062cm">
          <text:p/>
          <draw:object xlink:href="../Beitrag%20des%20Spins%20zum%20magnetischen%20Moment.odf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2" draw:layer="layout" svg:width="6.482cm" svg:height="2.004cm" svg:x="10.758cm" svg:y="13.597cm">
          <text:p/>
          <draw:object xlink:href="../Koeffizient%20des%20magnetischen%20Moments%20für%20Elektronen.odf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2" draw:layer="layout" svg:width="22.56cm" svg:height="3.605cm" svg:x="2.719cm" svg:y="16.697cm">
          <text:p/>
          <draw:object xlink:href="../Gesamtes%20paramagnetisches%20Moment%20des%20Elektrons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Analog zum Bahndrehimpuls</text:p>
            <text:p/>
            <text:p text:style-name="P11">wählt man den Ansatz:</text:p>
          </draw:text-box>
        </draw:frame>
        <draw:frame draw:style-name="gr2" draw:text-style-name="P2" draw:layer="layout" svg:width="5.437cm" svg:height="2.149cm" svg:x="11.281cm" svg:y="9.825cm">
          <text:p/>
          <draw:object xlink:href="../Beitrag%20des%20Bahndrehimpulses%20zum%20magnetischen%20Moment.odf" xlink:type="simple" xlink:show="embed" xlink:actuate="onLoad"/>
          <draw:image xlink:href="./ObjectReplacements/Object 52" xlink:type="simple" xlink:show="embed" xlink:actuate="onLoad"/>
        </draw:frame>
        <draw:frame draw:style-name="gr2" draw:text-style-name="P2" draw:layer="layout" svg:width="4.298cm" svg:height="1.274cm" svg:x="11.85cm" svg:y="12.862cm">
          <text:p/>
          <draw:object xlink:href="../Beitrag%20des%20Spins%20zum%20magnetischen%20Moment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orin unterscheiden sich die Spinmomente verschiedener Spin 1/2-Teilchen? Welche Gemeinsamkeiten haben sie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Sie sind alle linear vom Spin <text:span text:style-name="T5">S</text:span> abhängig:</text:p>
            <text:p/>
            <text:p>Sie unterscheiden sich u.a. dadurch, dass die Masse in die Koeffizienten <text:span text:style-name="T14">μ</text:span><text:span text:style-name="T81">S</text:span><text:span text:style-name="T21"> mit einfließt.</text:span></text:p>
          </draw:text-box>
        </draw:frame>
        <draw:frame draw:style-name="gr2" draw:text-style-name="P2" draw:layer="layout" svg:width="4.298cm" svg:height="1.274cm" svg:x="11.85cm" svg:y="9.862cm">
          <text:p/>
          <draw:object xlink:href="../Beitrag%20des%20Spins%20zum%20magnetischen%20Moment.odf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Landé-Faktor des Elektron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e Korrektur aufgrund experimenteller Daten, bestätigt durch die relativistische Dirac-Theorie auf den Wert 2.</text:p>
            <text:p>Die Quantenelektrodynamik korrigiert diesen Wert aufgrund weiterer Effekte zu 2,002319..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2">Wie lautet das paramagnetische Gesamtmoment des Elektrons?Welchen Zusatzterm im Hamilton-Operator bewirkt dieses nach Einschalten eines homogenen Magnetfelde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>Das Moment <text:span text:style-name="T56">μ</text:span><text:span text:style-name="T21"> koppelt linear an ein äußeres Magnetfeld </text:span><text:span text:style-name="T39">B</text:span><text:span text:style-name="T21"> und</text:span> bewirkt so im Hamilton-Operator den paramagnetischen Zusatzterm:</text:p>
          </draw:text-box>
        </draw:frame>
        <draw:frame draw:style-name="gr2" draw:text-style-name="P2" draw:layer="layout" svg:width="22.56cm" svg:height="3.605cm" svg:x="2.719cm" svg:y="6.197cm">
          <text:p/>
          <draw:object xlink:href="../Gesamtes%20paramagnetisches%20Moment%20des%20Elektrons.odf" xlink:type="simple" xlink:show="embed" xlink:actuate="onLoad"/>
          <draw:image xlink:href="./ObjectReplacements/Object 55" xlink:type="simple" xlink:show="embed" xlink:actuate="onLoad"/>
        </draw:frame>
        <draw:frame draw:style-name="gr2" draw:text-style-name="P2" draw:layer="layout" svg:width="13.76cm" svg:height="2.149cm" svg:x="7.119cm" svg:y="13.425cm">
          <text:p/>
          <draw:object xlink:href="../paramagnetischer%20Zusatzterm%20im%20Hamilton-Operator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esamte Hamilton-Operator eines Elektrons im homogenen Magnetfeld <text:span text:style-name="T5">B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/>
            <text:p>mit</text:p>
            <text:p/>
            <text:p/>
            <text:p>und</text:p>
          </draw:text-box>
        </draw:frame>
        <draw:frame draw:style-name="gr2" draw:text-style-name="P2" draw:layer="layout" svg:width="13.76cm" svg:height="2.149cm" svg:x="7.119cm" svg:y="11.225cm">
          <text:p/>
          <draw:object xlink:href="../paramagnetischer%20Zusatzterm%20im%20Hamilton-Operator.odf" xlink:type="simple" xlink:show="embed" xlink:actuate="onLoad"/>
          <draw:image xlink:href="./ObjectReplacements/Object 57" xlink:type="simple" xlink:show="embed" xlink:actuate="onLoad"/>
        </draw:frame>
        <draw:frame draw:style-name="gr2" draw:text-style-name="P2" draw:layer="layout" svg:width="15.525cm" svg:height="2.78cm" svg:x="6.237cm" svg:y="14.009cm">
          <text:p/>
          <draw:object xlink:href="../diamagnetischer%20Zusatzterm%20im%20Hamilton-Operator.odf" xlink:type="simple" xlink:show="embed" xlink:actuate="onLoad"/>
          <draw:image xlink:href="./ObjectReplacements/Object 58" xlink:type="simple" xlink:show="embed" xlink:actuate="onLoad"/>
        </draw:frame>
        <draw:frame draw:style-name="gr2" draw:text-style-name="P2" draw:layer="layout" svg:width="10.645cm" svg:height="2.78cm" svg:x="8.677cm" svg:y="6.609cm">
          <text:p/>
          <draw:object xlink:href="../gesamter%20Hamilton-Operator%20des%20Elektrons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zeitabhängige Schrödingergleichung in Ortsdarstel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658cm" svg:height="1.984cm" svg:x="6.67cm" svg:y="9.507cm">
          <text:p/>
          <draw:object xlink:href="../Zeitabhängige%20Schrödingergleichung%20in%20Ortsdarstellung.odf" xlink:type="simple" xlink:show="embed" xlink:actuate="onLoad"/>
          <draw:image xlink:href="./ObjectReplacements/Object 6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text-style-name="P12" draw:layer="layout" svg:width="25.199cm" svg:height="3.506cm" svg:x="1.4cm" svg:y="0.833cm" presentation:class="title" presentation:user-transformed="true">
          <draw:text-box>
            <text:p><text:span text:style-name="T82">Welche Gestalt hat die zeitabhängige Schrödinger-Gleichung des zweikomponentigen Spinors |</text:span><text:span text:style-name="T83">ψ</text:span><text:span text:style-name="T84">1/2</text:span><text:span text:style-name="T82">(</text:span><text:span text:style-name="T85">r</text:span><text:span text:style-name="T82">)⟩ für ein Elektron im Potential </text:span><text:span text:style-name="T83">V</text:span><text:span text:style-name="T82">(</text:span><text:span text:style-name="T85">r</text:span><text:span text:style-name="T82">) und in einem homogenen Magnetfeld </text:span><text:span text:style-name="T85">B</text:span><text:span text:style-name="T8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22.529cm" svg:height="6.808cm" svg:x="2.735cm" svg:y="8.095cm">
          <text:p/>
          <draw:object xlink:href="../Zeitabhängige%20Schrödingergleichung%20in%20Ortsdarstellung%20für%20das%20Elektron%20im%20homogenen%20Magnetfeld%20B%20und%20dem%20Potential%20V%20(zweizeilig).odf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relativistische, klassische Energiesatz für ein freies Elektr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1.113cm" svg:height="6.342cm" svg:x="8.443cm" svg:y="7.328cm">
          <text:p/>
          <draw:object xlink:href="../relativistischer%20klassischer%20Energiesatz%20für%20freies%20Elektron%20annotiert.odf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Kovarianz relativistischer Gleichung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forminvariant gegenüber Lorentz-Transformati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liegt Forminvarianz bei Lorentztransformationen v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alle additiven Terme der Gleichung Tensoren gleicher Stufe sind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chreibt sich der klassische Energiesatz in kovarianter Form?</text:p>
          </draw:text-box>
        </draw:frame>
        <draw:frame presentation:style-name="pr5" draw:text-style-name="P9" draw:layer="layout" svg:width="25.199cm" svg:height="16.529cm" svg:x="1.4cm" svg:y="2.742cm" presentation:class="subtitle" presentation:user-transformed="true">
          <draw:text-box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>mit der </text:span><text:span text:style-name="T69">Einsteinschen Summenkonvention</text:span><text:span text:style-name="T68">: haben nebeneinenander stehende Größen gleiche griechische Indizes, wird über diese summiert</text:span></text:p>
            <text:p><text:span text:style-name="T68"/></text:p>
            <text:p><text:span text:style-name="T68">Da das Normquadrat des </text:span><text:span text:style-name="T86">kontravarianten</text:span><text:span text:style-name="T68"> Vierer-Impulses </text:span><text:span text:style-name="T69">p</text:span><text:span text:style-name="T87">μ</text:span><text:span text:style-name="T88"> wie die rechte Seite des Energiesatzes Vierer-Skalar ist, ist der Energiesatz kovariant formuliert:</text:span></text:p>
          </draw:text-box>
        </draw:frame>
        <draw:frame draw:style-name="gr2" draw:text-style-name="P2" draw:layer="layout" svg:width="24.363cm" svg:height="8.622cm" svg:x="1.818cm" svg:y="5.188cm">
          <text:p/>
          <draw:object xlink:href="../Definition%20des%20kontravarianten%20und%20kovarianten%20Vierer-Impulses.odf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89">Warum ist die Formulierung kovariant?</text:span></text:p>
            </draw:text-box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4" draw:layer="layout" svg:width="25.199cm" svg:height="3.506cm" svg:x="1.4cm" svg:y="0.831cm" presentation:class="title" presentation:user-transformed="true">
          <draw:text-box>
            <text:p><text:span text:style-name="T12">Wie lässt sich die Korrespondenzregel für die Übersetzung klassischer Gleichungen in die Quantenmechanik relativistisch-kovariant formul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913cm" svg:height="8.678cm" svg:x="6.043cm" svg:y="6.16cm">
          <text:p/>
          <draw:object xlink:href="../relativistisch%20kovariante%20Form%20der%20Korrespondenzregel.odf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relativistische Verallgemeinerung der Schrödinger-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1.074cm" svg:height="1.478cm" svg:x="8.462cm" svg:y="9.76cm">
          <text:p/>
          <draw:object xlink:href="../relativistische%20Verallgemeinerung%20der%20Schrödingergleichung.odf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ie erhält man die </text:span><text:span text:style-name="T24">Klein-Gordon-Gleichung</text:span><text:span text:style-name="T1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separiert in der relativistischen Verallgemeinerung der Schrödingergleichung den d'Alembert-Operator:</text:p>
            <text:p/>
          </draw:text-box>
        </draw:frame>
        <draw:frame draw:style-name="gr2" draw:text-style-name="P2" draw:layer="layout" svg:width="10.473cm" svg:height="2.925cm" svg:x="8.763cm" svg:y="12.037cm">
          <text:p/>
          <draw:object xlink:href="../Klein-Gordon-Gleichung.odf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elche grundsätzlichen Probleme ergeben sich bei der Lösung der </text:span><text:span text:style-name="T24">Klein-Gordon-Gleichung</text:span><text:span text:style-name="T1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es sich um eine Differentialgleichung zweiter Ordnung in der Zeit handelt benötigt man Anfangsbedingungen für |<text:span text:style-name="T14">ψ</text:span><text:span text:style-name="T21">⟩ und </text:span></text:p>
          </draw:text-box>
        </draw:frame>
        <draw:frame draw:style-name="gr2" draw:text-style-name="P2" draw:layer="layout" svg:width="1.455cm" svg:height="0.941cm" svg:x="23.472cm" svg:y="11.029cm">
          <text:p/>
          <draw:object xlink:href="../ket%20dot%20psi.odf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Durch welche Maßnahme folgt aus dem klassischen Energiesatz die Dirac-Gleichung des freien Teilchens (Elektrons)?</text:span></text:p>
          </draw:text-box>
        </draw:frame>
        <draw:frame presentation:style-name="pr2" draw:layer="layout" svg:width="25.199cm" svg:height="15.496cm" svg:x="1.4cm" svg:y="3.258cm" presentation:class="subtitle" presentation:user-transformed="true">
          <draw:text-box>
            <text:p/>
            <text:p/>
            <text:p>Die Gleichung wird durch folgenden Ansatz linearisiert:</text:p>
            <text:p/>
            <text:p/>
            <text:p/>
            <text:p/>
            <text:p>wobei <text:tab/><text:tab/><text:tab/><text:tab/> die folgenden Relationen erfüllt:</text:p>
            <text:p/>
            <text:p/>
            <text:p/>
            <text:p/>
            <text:p>Mit der Korrespondenzregel folgt die Dirac-Gleichung. Diese befasst sich nur mit einer Lösung (beliebige Klammer = 0) der linearisierten Gleichung oben, da eine ausreicht und die andere äquivalent ist.</text:p>
          </draw:text-box>
        </draw:frame>
        <draw:frame draw:style-name="gr2" draw:text-style-name="P2" draw:layer="layout" svg:width="3.488cm" svg:height="1.092cm" svg:x="7.755cm" svg:y="10.407cm">
          <text:p/>
          <draw:object xlink:href="../neue%20größen%20hat%20alpha%20hat%20beta%20für%20die%20Dirac-Gleichung.odf" xlink:type="simple" xlink:show="embed" xlink:actuate="onLoad"/>
          <draw:image xlink:href="./ObjectReplacements/Object 68" xlink:type="simple" xlink:show="embed" xlink:actuate="onLoad"/>
        </draw:frame>
        <draw:frame draw:style-name="gr2" draw:text-style-name="P2" draw:layer="layout" svg:width="9.573cm" svg:height="3.175cm" svg:x="9.213cm" svg:y="12.366cm">
          <text:p/>
          <draw:object xlink:href="../Bedingendungsrelationen%20der%20neuen%20größen%20hat%20alpha%20hat%20beta%20für%20die%20Dirac-Gleichung.odf" xlink:type="simple" xlink:show="embed" xlink:actuate="onLoad"/>
          <draw:image xlink:href="./ObjectReplacements/Object 69" xlink:type="simple" xlink:show="embed" xlink:actuate="onLoad"/>
        </draw:frame>
        <draw:frame draw:style-name="gr2" draw:text-style-name="P2" draw:layer="layout" svg:width="21.337cm" svg:height="3.641cm" svg:x="3.331cm" svg:y="6.533cm">
          <text:p/>
          <draw:object xlink:href="../Linearisierungsansatz%20für%20den%20Energiesatz%20nach%20Dirac.odf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In welcher Hinsicht spiegelt die Dirac-Gleichung die für die Relativitätstheorie typische Gleichberechtigung von Raum- und Zeitkoordinaten wide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ist symmetrisch in Raum- und Zeitkoordinaten. Insbesondere ist sie bezüglich der Raumkoordinaten eine Differentialgleichung erster Ordnung.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Dirac-Operator des freien Elektrons?</text:p>
          </draw:text-box>
        </draw:frame>
        <draw:frame presentation:style-name="pr5" draw:text-style-name="P9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8.737cm" svg:height="1.478cm" svg:x="9.631cm" svg:y="9.76cm">
          <text:p/>
          <draw:object xlink:href="../Dirac-Operator%20des%20freien%20Elektrons.odf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zeitabhängige und zeitunabhängige Dirac-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1.676cm" svg:height="3.885cm" svg:x="8.161cm" svg:y="8.557cm">
          <text:p/>
          <draw:object xlink:href="../zeitabhängige%20und%20zeitunabhängige%20Dirac-Gleichung.odf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>
            <draw:text-box>
              <text:p>Zeitabhängig UND Zeit<text:span text:style-name="T7">un</text:span>abhängig?</text:p>
              <text:p>Bitte auch die Benennung der Formel beachten bei gegebener Korrektur</text:p>
            </draw:text-box>
          </draw:frame>
        </presentation:notes>
      </draw:page>
      <draw:page draw:name="page8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rac-Gleichung des Elektro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25cm" svg:height="2.06cm" svg:x="1.615cm" svg:y="9.93cm">
          <text:p/>
          <draw:object xlink:href="../Dirac-Gleichung%20des%20Elektrons%20im%20elektromagnetischen%20Feld.odf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>
            <draw:text-box>
              <text:p>Diese Gleichung ist für die nachfolgenden Betrachtungen eher uninteressant und nur der Vollständigkeit halber enthalten</text:p>
            </draw:text-box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Dirac-Operator des freien Elektrons im elektrischen Fel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3.696cm" svg:height="1.478cm" svg:x="7.151cm" svg:y="9.76cm">
          <text:p/>
          <draw:object xlink:href="../Dirac-Operator%20des%20freien%20Elektrons%20im%20elektromagnetischen%20Feld.odf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>
            <draw:text-box>
              <text:p>Für die nachfolgenden Betrachtungen reicht der Dirac-Operator ohne Feld (<text:span text:style-name="T7">H</text:span><text:span text:style-name="T9">D</text:span><text:span text:style-name="T6">(0)</text:span>) aus. Der Dirac-Operator im elektrischen Feld wird erst für die Pauli-Theorie interessant.</text:p>
            </draw:text-box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<text:span text:style-name="T7">Dirac-Matrizen</text:span> <text:s text:c="3"/>und <text:s text:c="3"/>aufgebaut?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/>
            <text:p/>
            <text:p><text:span text:style-name="T56">σ</text:span><text:span text:style-name="T62"> bezeichnet den Spinoperator. Seine Komponenten sind die Pauli-Matrizen:</text:span></text:p>
          </draw:text-box>
        </draw:frame>
        <draw:frame draw:style-name="gr2" draw:text-style-name="P2" draw:layer="layout" svg:width="1.106cm" svg:height="0.947cm" svg:x="15.986cm" svg:y="2.122cm">
          <text:p/>
          <draw:object xlink:href="../Dirac-Matrix%20hat%20bold%20alpha.odf" xlink:type="simple" xlink:show="embed" xlink:actuate="onLoad"/>
          <draw:image xlink:href="./ObjectReplacements/Object 72" xlink:type="simple" xlink:show="embed" xlink:actuate="onLoad"/>
        </draw:frame>
        <draw:frame draw:style-name="gr2" draw:text-style-name="P2" draw:layer="layout" svg:width="1.089cm" svg:height="1.4cm" svg:x="19.131cm" svg:y="1.93cm">
          <text:p/>
          <draw:object xlink:href="../Dirac-Matrix%20hat%20beta.odf" xlink:type="simple" xlink:show="embed" xlink:actuate="onLoad"/>
          <draw:image xlink:href="./ObjectReplacements/Object 73" xlink:type="simple" xlink:show="embed" xlink:actuate="onLoad"/>
        </draw:frame>
        <draw:frame draw:style-name="gr2" draw:text-style-name="P2" draw:layer="layout" svg:width="12.218cm" svg:height="3.125cm" svg:x="7.89cm" svg:y="8.737cm">
          <text:p/>
          <draw:object xlink:href="../Dirac-Matrizen.odf" xlink:type="simple" xlink:show="embed" xlink:actuate="onLoad"/>
          <draw:image xlink:href="./ObjectReplacements/Object 74" xlink:type="simple" xlink:show="embed" xlink:actuate="onLoad"/>
        </draw:frame>
        <draw:frame draw:style-name="gr2" draw:text-style-name="P2" draw:layer="layout" svg:width="16.011cm" svg:height="2.617cm" svg:x="5.994cm" svg:y="14.391cm">
          <text:p/>
          <draw:object xlink:href="../Pauli'sche%20Spinmatrizen.odf" xlink:type="simple" xlink:show="embed" xlink:actuate="onLoad"/>
          <draw:image xlink:href="./ObjectReplacements/Object 7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elche Struktur hat die Eigenlösungsfunktion</text:span><text:span text:style-name="T1"><text:line-break/></text:span><text:span text:style-name="T1">|</text:span><text:span text:style-name="T24">ψ</text:span><text:span text:style-name="T1">(</text:span><text:span text:style-name="T25">r</text:span><text:span text:style-name="T1">, </text:span><text:span text:style-name="T24">t</text:span><text:span text:style-name="T1">)⟩ des Dirac-Operators </text:span><text:span text:style-name="T24">H</text:span><text:span text:style-name="T52">D</text:span><text:span text:style-name="T26">(0)</text:span><text:span text:style-name="T1"> des freien Teilchen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der Dirac-Operator zur 4 x 4 -Matrix wird, muß die Wellenfunktion ebenfalls vierkomponentig sein.</text:p>
            <text:p>Zudem muß <text:span text:style-name="T7">H</text:span><text:span text:style-name="T9">D</text:span><text:span text:style-name="T6">(0)</text:span> mit dem Impulsoperator vertauschen.</text:p>
            <text:p/>
            <text:p>So erhält man eine relativistisch kovariant geschriebene ebene Welle (eine Impulseigenfunktion) multipliziert mit einem 4 – komponentigen Spaltenvektor als Eigenlösungsfunktion:</text:p>
          </draw:text-box>
        </draw:frame>
        <draw:frame draw:style-name="gr2" draw:text-style-name="P2" draw:layer="layout" svg:width="13.241cm" svg:height="4.895cm" svg:x="7.379cm" svg:y="15.052cm">
          <text:p/>
          <draw:object xlink:href="../Eigenlösungsfunktion%20des%20Dirac-Operators.odf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Dirac-Spinor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in Dirac-Spinor ist das Produkt aus der Impulseigenfunktion des Dirac-Operators (einer relativistisch kovariant geschriebenen ebenen Welle) und einem Spaltenvektor <text:s text:c="3"/>mit vier vom Ort unabhängigen Komponenten.</text:p>
          </draw:text-box>
        </draw:frame>
        <draw:frame draw:style-name="gr2" draw:text-style-name="P2" draw:layer="layout" svg:width="0.644cm" svg:height="1.033cm" svg:x="12.677cm" svg:y="10.983cm">
          <text:p/>
          <draw:object xlink:href="../hat%20a.odf" xlink:type="simple" xlink:show="embed" xlink:actuate="onLoad"/>
          <draw:image xlink:href="./ObjectReplacements/Object 9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zu verwendet man den Dirac-Spinor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Wendet man die Operatoren des Dirac-Operators <text:span text:style-name="T7">H</text:span><text:span text:style-name="T9">D</text:span><text:span text:style-name="T6">(0)</text:span> auf die Impuls-Eigenfunktion (ebene Welle!) im Dirac-Spinor an, so erhält man als Resultat ein homogenes Gleichungssystem bestehend aus einer Matrix und dem vierkomponentigen Vektor <text:s text:c="4"/>des Dirac-Spinors.</text:p>
            <text:p/>
            <text:p>Die Einträge der (Energie-)Matrix sind nun keine Operatoren mehr, sondern Zahlen, die sich als Eigenwerte aus der Anwendung der Operatoren von <text:span text:style-name="T7">H</text:span><text:span text:style-name="T9">D</text:span><text:span text:style-name="T6">(0)</text:span> auf die ebene Welle ergeben.</text:p>
            <text:p/>
            <text:p>Aus dieser Matrix kann man über die Koeffizientendeterminante die Energieeigenwerte des Dirac-Operators <text:span text:style-name="T7">H</text:span><text:span text:style-name="T9">D</text:span><text:span text:style-name="T6">(0)</text:span> erhalten.</text:p>
          </draw:text-box>
        </draw:frame>
        <draw:frame draw:style-name="gr2" draw:text-style-name="P2" draw:layer="layout" svg:width="0.644cm" svg:height="1.033cm" svg:x="16.777cm" svg:y="8.329cm">
          <text:p/>
          <draw:object xlink:href="../hat%20a.odf" xlink:type="simple" xlink:show="embed" xlink:actuate="onLoad"/>
          <draw:image xlink:href="./ObjectReplacements/Object 9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>
            <draw:text-box>
              <text:p>Energie-Matrix ist ein Wort um den Unterschied zur Operatoren-Matrix zu verdeutlichen. Es bedeutet die Einträge sind nun durch die Energieeigenwerte definiert.</text:p>
            </draw:text-box>
          </draw:frame>
        </presentation:notes>
      </draw:page>
      <draw:page draw:name="page9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n die Energieeigenwerte zu <text:span text:style-name="T7">H</text:span><text:span text:style-name="T16">D</text:span><text:span text:style-name="T6">(0)</text:span> ? Wie sind diese entartet?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>Jeder der beiden Eigenwerte ist zweifach entartet (er kommt also zweimal vor)</text:p>
          </draw:text-box>
        </draw:frame>
        <draw:frame draw:style-name="gr2" draw:text-style-name="P2" draw:layer="layout" svg:width="16.64cm" svg:height="1.593cm" svg:x="5.679cm" svg:y="8.703cm">
          <text:p/>
          <draw:object xlink:href="../Energieeigenwerte%20des%20Dirac-Operators.odf" xlink:type="simple" xlink:show="embed" xlink:actuate="onLoad"/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hält man die Eigenspinore <text:s text:c="2"/><text:span text:style-name="T9">1,2</text:span><text:span text:style-name="T90">±</text:span> zu <text:span text:style-name="T7">H</text:span><text:span text:style-name="T9">D</text:span><text:span text:style-name="T6">(0)</text:span>?</text:p>
          </draw:text-box>
        </draw:frame>
        <draw:frame presentation:style-name="pr5" draw:text-style-name="P9" draw:layer="layout" svg:width="25.199cm" svg:height="15.068cm" svg:x="1.4cm" svg:y="3.471cm" presentation:class="subtitle" presentation:user-transformed="true">
          <draw:text-box>
            <text:p text:style-name="P9"/>
            <text:p text:style-name="P9">Zu jedem der beiden Eigenwerte <text:span text:style-name="T7">E</text:span><text:span text:style-name="T9">+</text:span> und <text:span text:style-name="T7">E</text:span><text:span text:style-name="T9">-</text:span> existieren zwei linear unabhängige Eigenspinore <text:s text:c="2"/><text:span text:style-name="T9">1,2</text:span><text:span text:style-name="T6">+</text:span><text:span text:style-name="T41"> und <text:s text:c="2"/></text:span><text:span text:style-name="T36">1,2</text:span><text:span text:style-name="T57">-</text:span><text:span text:style-name="T41">. Die Eigenspinore <text:s text:c="2"/></text:span><text:span text:style-name="T36">1,2</text:span><text:span text:style-name="T57">±</text:span><text:span text:style-name="T41"> erhält man </text:span><text:span text:style-name="T41">aus der Energiematrix des Dirac-Operators aufgrund der </text:span><text:span text:style-name="T91">linearen (Un-)Abhängigkeiten der einzelnen Zeilen</text:span><text:span text:style-name="T41">.</text:span></text:p>
            <text:p text:style-name="P9"><text:span text:style-name="T41"/></text:p>
            <text:p text:style-name="P9"><text:span text:style-name="T41">Hierzu setzt man in der Energiematrix </text:span><text:span text:style-name="T14">E</text:span><text:span text:style-name="T41"> = </text:span><text:span text:style-name="T14">E</text:span><text:span text:style-name="T36">+</text:span><text:span text:style-name="T41"> bzw. <text:s/></text:span><text:span text:style-name="T14">E</text:span><text:span text:style-name="T36">-</text:span><text:span text:style-name="T41"> (also die Eigenwerte ein) und erhält so für </text:span><text:span text:style-name="T14">E</text:span><text:span text:style-name="T36">+</text:span><text:span text:style-name="T41"> mit den Vorgaben</text:span></text:p>
            <text:p text:style-name="P9"><text:span text:style-name="T41">(</text:span><text:span text:style-name="T14">a</text:span><text:span text:style-name="T36">11</text:span><text:span text:style-name="T57">(+)</text:span><text:span text:style-name="T41"> = 1, </text:span><text:span text:style-name="T14">a</text:span><text:span text:style-name="T36">12</text:span><text:span text:style-name="T57">(+)</text:span><text:span text:style-name="T41"> = 0), (</text:span><text:span text:style-name="T14">a</text:span><text:span text:style-name="T36">21</text:span><text:span text:style-name="T57">(+)</text:span><text:span text:style-name="T41"> = 0, a</text:span><text:span text:style-name="T36">22</text:span><text:span text:style-name="T57">(+)</text:span><text:span text:style-name="T41"> = 1) </text:span></text:p>
            <text:p text:style-name="P9"><text:span text:style-name="T41">die Komponenten der Spinore <text:s text:c="2"/></text:span><text:span text:style-name="T36">1,2</text:span><text:span text:style-name="T57">(+)</text:span><text:span text:style-name="T41"> </text:span></text:p>
            <text:p text:style-name="P9"><text:span text:style-name="T41">und für </text:span><text:span text:style-name="T14">E</text:span><text:span text:style-name="T36">-</text:span><text:span text:style-name="T41"> mit den Vorgaben</text:span></text:p>
            <text:p text:style-name="P9"><text:span text:style-name="T41">(</text:span><text:span text:style-name="T14">a</text:span><text:span text:style-name="T36">13</text:span><text:span text:style-name="T57">(-)</text:span><text:span text:style-name="T41"> = 1, </text:span><text:span text:style-name="T14">a</text:span><text:span text:style-name="T36">14</text:span><text:span text:style-name="T57">(+)</text:span><text:span text:style-name="T41"> = 0), (</text:span><text:span text:style-name="T14">a</text:span><text:span text:style-name="T36">23</text:span><text:span text:style-name="T57">(-)</text:span><text:span text:style-name="T41"> = 0, </text:span><text:span text:style-name="T14">a</text:span><text:span text:style-name="T36">24</text:span><text:span text:style-name="T57">(-)</text:span><text:span text:style-name="T41"> = 1)</text:span></text:p>
            <text:p text:style-name="P9"><text:span text:style-name="T41">die Komponenten der Spinore <text:s text:c="2"/></text:span><text:span text:style-name="T36">1,2</text:span><text:span text:style-name="T57">(-)</text:span></text:p>
          </draw:text-box>
        </draw:frame>
        <draw:frame draw:style-name="gr2" draw:text-style-name="P2" draw:layer="layout" svg:width="0.94cm" svg:height="1.5cm" svg:x="18.977cm" svg:y="1.783cm">
          <text:p/>
          <draw:object xlink:href="../hat%20a.odf" xlink:type="simple" xlink:show="embed" xlink:actuate="onLoad"/>
          <draw:image xlink:href="./ObjectReplacements/Object 92" xlink:type="simple" xlink:show="embed" xlink:actuate="onLoad"/>
        </draw:frame>
        <draw:frame draw:style-name="gr2" draw:text-style-name="P2" draw:layer="layout" svg:width="0.644cm" svg:height="1.033cm" svg:x="10.577cm" svg:y="5.783cm">
          <text:p/>
          <draw:object xlink:href="../hat%20a.odf" xlink:type="simple" xlink:show="embed" xlink:actuate="onLoad"/>
          <draw:image xlink:href="./ObjectReplacements/Object 89" xlink:type="simple" xlink:show="embed" xlink:actuate="onLoad"/>
        </draw:frame>
        <draw:frame draw:style-name="gr2" draw:text-style-name="P2" draw:layer="layout" svg:width="0.644cm" svg:height="1.033cm" svg:x="18.215cm" svg:y="13.691cm">
          <text:p/>
          <draw:object xlink:href="../hat%20a.odf" xlink:type="simple" xlink:show="embed" xlink:actuate="onLoad"/>
          <draw:image xlink:href="./ObjectReplacements/Object 93" xlink:type="simple" xlink:show="embed" xlink:actuate="onLoad"/>
        </draw:frame>
        <draw:frame draw:style-name="gr2" draw:text-style-name="P2" draw:layer="layout" svg:width="0.644cm" svg:height="1.033cm" svg:x="18.385cm" svg:y="17.337cm">
          <text:p/>
          <draw:object xlink:href="../hat%20a.odf" xlink:type="simple" xlink:show="embed" xlink:actuate="onLoad"/>
          <draw:image xlink:href="./ObjectReplacements/Object 94" xlink:type="simple" xlink:show="embed" xlink:actuate="onLoad"/>
        </draw:frame>
        <draw:frame draw:style-name="gr2" draw:text-style-name="P2" draw:layer="layout" svg:width="0.644cm" svg:height="1.033cm" svg:x="13.577cm" svg:y="5.783cm">
          <text:p/>
          <draw:object xlink:href="../hat%20a.odf" xlink:type="simple" xlink:show="embed" xlink:actuate="onLoad"/>
          <draw:image xlink:href="./ObjectReplacements/Object 95" xlink:type="simple" xlink:show="embed" xlink:actuate="onLoad"/>
        </draw:frame>
        <draw:frame draw:style-name="gr2" draw:text-style-name="P2" draw:layer="layout" svg:width="0.644cm" svg:height="1.033cm" svg:x="21.077cm" svg:y="5.783cm">
          <text:p/>
          <draw:object xlink:href="../hat%20a.odf" xlink:type="simple" xlink:show="embed" xlink:actuate="onLoad"/>
          <draw:image xlink:href="./ObjectReplacements/Object 9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genspinore zu <text:span text:style-name="T7">H</text:span><text:span text:style-name="T9">D</text:span><text:span text:style-name="T6">(0)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1.54cm" svg:height="15cm" svg:x="0.765cm" svg:y="5.227cm">
          <text:p/>
          <draw:object xlink:href="../Eigenspinore%20des%20Dirac-Operators%20HD(0)%20(nur%20die%20Spinore).odf" xlink:type="simple" xlink:show="embed" xlink:actuate="onLoad"/>
          <draw:image xlink:href="./ObjectReplacements/Object 87" xlink:type="simple" xlink:show="embed" xlink:actuate="onLoad"/>
        </draw:frame>
        <draw:frame draw:style-name="gr2" draw:text-style-name="P2" draw:layer="layout" svg:width="15cm" svg:height="8.22cm" svg:x="12.592cm" svg:y="8.527cm">
          <text:p/>
          <draw:object xlink:href="../Eigenspinore%20des%20Dirac-Operators%20HD(0)%20(nur%20die%20Kommentare).odf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kann über die Eigenspinore <text:s text:c="2"/><text:span text:style-name="T9">1,2</text:span><text:span text:style-name="T90">±</text:span><text:span text:style-name="T79"> ausgesagt werden?</text:span></text:p>
          </draw:text-box>
        </draw:frame>
        <draw:frame presentation:style-name="pr5" draw:text-style-name="P9" draw:layer="layout" svg:width="25.199cm" svg:height="12.18cm" svg:x="1.4cm" svg:y="4.914cm" presentation:class="subtitle">
          <draw:text-box>
            <text:p text:style-name="P9"/>
            <text:p text:style-name="P9"><text:span text:style-name="T41"/></text:p>
            <text:p text:style-name="P9"><text:span text:style-name="T41">Sie sind orthogonal zueinander!</text:span></text:p>
            <text:p text:style-name="P9"><text:span text:style-name="T41">Somit bilden <text:s text:c="2"/></text:span><text:span text:style-name="T36">1</text:span><text:span text:style-name="T57">(+)</text:span><text:span text:style-name="T41"> und <text:s text:c="2"/></text:span><text:span text:style-name="T92">2</text:span><text:span text:style-name="T57">(+)</text:span><text:span text:style-name="T41"> eine Basis des </text:span><text:span text:style-name="T14">E</text:span><text:span text:style-name="T36">+</text:span><text:span text:style-name="T41">-Eigenraums, der Eigenraum zum Eigenwert </text:span><text:span text:style-name="T14">E</text:span><text:span text:style-name="T36">-</text:span><text:span text:style-name="T41"> wird von <text:s text:c="2"/></text:span><text:span text:style-name="T36">1,2</text:span><text:span text:style-name="T57">(</text:span><text:span text:style-name="T93">-</text:span><text:span text:style-name="T57">)</text:span><text:span text:style-name="T41"> aufgespannt. Somit ist jede beliebige Linearkombination von <text:s text:c="2"/></text:span><text:span text:style-name="T36">1</text:span><text:span text:style-name="T57">(+)</text:span><text:span text:style-name="T41"> und <text:s text:c="2"/></text:span><text:span text:style-name="T36">2</text:span><text:span text:style-name="T57">(+)</text:span><text:span text:style-name="T41"> sowie <text:s text:c="2"/></text:span><text:span text:style-name="T36">1</text:span><text:span text:style-name="T57">(-)</text:span><text:span text:style-name="T41"> und <text:s text:c="2"/></text:span><text:span text:style-name="T36">2</text:span><text:span text:style-name="T57">(-)</text:span><text:span text:style-name="T41"> eine Eigenlösung zu den Eigenwerten </text:span><text:span text:style-name="T14">E</text:span><text:span text:style-name="T36">+</text:span><text:span text:style-name="T41"> bzw. </text:span><text:span text:style-name="T14">E</text:span><text:span text:style-name="T36">-</text:span><text:span text:style-name="T41">, führt also zu den bekannten Eigenwerten.</text:span></text:p>
          </draw:text-box>
        </draw:frame>
        <draw:frame draw:style-name="gr2" draw:text-style-name="P2" draw:layer="layout" svg:width="0.94cm" svg:height="1.5cm" svg:x="18.277cm" svg:y="1.045cm">
          <text:p/>
          <draw:object xlink:href="../hat%20a.odf" xlink:type="simple" xlink:show="embed" xlink:actuate="onLoad"/>
          <draw:image xlink:href="./ObjectReplacements/Object 97" xlink:type="simple" xlink:show="embed" xlink:actuate="onLoad"/>
        </draw:frame>
        <draw:frame draw:style-name="gr2" draw:text-style-name="P2" draw:layer="layout" svg:width="0.644cm" svg:height="1.033cm" svg:x="6.323cm" svg:y="10.091cm">
          <text:p/>
          <draw:object xlink:href="../hat%20a.odf" xlink:type="simple" xlink:show="embed" xlink:actuate="onLoad"/>
          <draw:image xlink:href="./ObjectReplacements/Object 98" xlink:type="simple" xlink:show="embed" xlink:actuate="onLoad"/>
        </draw:frame>
        <draw:frame draw:style-name="gr2" draw:text-style-name="P2" draw:layer="layout" svg:width="0.644cm" svg:height="1.033cm" svg:x="9.223cm" svg:y="10.129cm">
          <text:p/>
          <draw:object xlink:href="../hat%20a.odf" xlink:type="simple" xlink:show="embed" xlink:actuate="onLoad"/>
          <draw:image xlink:href="./ObjectReplacements/Object 99" xlink:type="simple" xlink:show="embed" xlink:actuate="onLoad"/>
        </draw:frame>
        <draw:frame draw:style-name="gr2" draw:text-style-name="P2" draw:layer="layout" svg:width="0.644cm" svg:height="1.033cm" svg:x="11.377cm" svg:y="11.383cm">
          <text:p/>
          <draw:object xlink:href="../hat%20a.odf" xlink:type="simple" xlink:show="embed" xlink:actuate="onLoad"/>
          <draw:image xlink:href="./ObjectReplacements/Object 100" xlink:type="simple" xlink:show="embed" xlink:actuate="onLoad"/>
        </draw:frame>
        <draw:frame draw:style-name="gr2" draw:text-style-name="P2" draw:layer="layout" svg:width="0.644cm" svg:height="1.033cm" svg:x="9.723cm" svg:y="12.583cm">
          <text:p/>
          <draw:object xlink:href="../hat%20a.odf" xlink:type="simple" xlink:show="embed" xlink:actuate="onLoad"/>
          <draw:image xlink:href="./ObjectReplacements/Object 101" xlink:type="simple" xlink:show="embed" xlink:actuate="onLoad"/>
        </draw:frame>
        <draw:frame draw:style-name="gr2" draw:text-style-name="P2" draw:layer="layout" svg:width="0.644cm" svg:height="1.033cm" svg:x="12.677cm" svg:y="12.583cm">
          <text:p/>
          <draw:object xlink:href="../hat%20a.odf" xlink:type="simple" xlink:show="embed" xlink:actuate="onLoad"/>
          <draw:image xlink:href="./ObjectReplacements/Object 102" xlink:type="simple" xlink:show="embed" xlink:actuate="onLoad"/>
        </draw:frame>
        <draw:frame draw:style-name="gr2" draw:text-style-name="P2" draw:layer="layout" svg:width="0.644cm" svg:height="1.033cm" svg:x="16.177cm" svg:y="12.583cm">
          <text:p/>
          <draw:object xlink:href="../hat%20a.odf" xlink:type="simple" xlink:show="embed" xlink:actuate="onLoad"/>
          <draw:image xlink:href="./ObjectReplacements/Object 103" xlink:type="simple" xlink:show="embed" xlink:actuate="onLoad"/>
        </draw:frame>
        <draw:frame draw:style-name="gr2" draw:text-style-name="P2" draw:layer="layout" svg:width="0.644cm" svg:height="1.033cm" svg:x="18.923cm" svg:y="12.583cm">
          <text:p/>
          <draw:object xlink:href="../hat%20a.odf" xlink:type="simple" xlink:show="embed" xlink:actuate="onLoad"/>
          <draw:image xlink:href="./ObjectReplacements/Object 10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irac-Spinoperator <text:s text:c="3"/>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den Pauli-Spinoperator <text:span text:style-name="T56">σ</text:span><text:span text:style-name="T21">:</text:span></text:p>
          </draw:text-box>
        </draw:frame>
        <draw:frame draw:style-name="gr2" draw:text-style-name="P2" draw:layer="layout" svg:width="1.07cm" svg:height="1.6cm" svg:x="18.673cm" svg:y="1.795cm">
          <text:p/>
          <draw:object xlink:href="../hat%20S.odf" xlink:type="simple" xlink:show="embed" xlink:actuate="onLoad"/>
          <draw:image xlink:href="./ObjectReplacements/Object 78" xlink:type="simple" xlink:show="embed" xlink:actuate="onLoad"/>
        </draw:frame>
        <draw:frame draw:style-name="gr2" draw:text-style-name="P2" draw:layer="layout" svg:width="10.491cm" svg:height="2.617cm" svg:x="8.754cm" svg:y="12.191cm">
          <text:p/>
          <draw:object xlink:href="../Dirac'scher%20Spinoperator.odf" xlink:type="simple" xlink:show="embed" xlink:actuate="onLoad"/>
          <draw:image xlink:href="./ObjectReplacements/Object 7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Komponenten des Dirac‑Spinoperators <text:s text:c="2"/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25cm" svg:height="4.24cm" svg:x="1.587cm" svg:y="7.883cm">
          <text:p/>
          <draw:object xlink:href="../Komponenten%20des%20Spinoperators.odf" xlink:type="simple" xlink:show="embed" xlink:actuate="onLoad"/>
          <draw:image xlink:href="./ObjectReplacements/Object 83" xlink:type="simple" xlink:show="embed" xlink:actuate="onLoad"/>
        </draw:frame>
        <draw:frame draw:style-name="gr2" draw:text-style-name="P2" draw:layer="layout" svg:width="1cm" svg:height="1.5cm" svg:x="18.287cm" svg:y="2.615cm">
          <text:p/>
          <draw:object xlink:href="../hat%20S.odf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omponente von <text:s text:c="3"/>kommutiert mit <text:span text:style-name="T7">H</text:span><text:span text:style-name="T16">D</text:span><text:span text:style-name="T6">(0)</text:span> 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Komponente in Richtung des Impulses <text:span text:style-name="T5">p</text:span>:</text:p>
            <text:p/>
            <text:p/>
          </draw:text-box>
        </draw:frame>
        <draw:frame draw:style-name="gr2" draw:text-style-name="P2" draw:layer="layout" svg:width="1.06cm" svg:height="1.6cm" svg:x="14.275cm" svg:y="1.695cm">
          <text:p/>
          <draw:object xlink:href="../hat%20S.odf" xlink:type="simple" xlink:show="embed" xlink:actuate="onLoad"/>
          <draw:image xlink:href="./ObjectReplacements/Object 80" xlink:type="simple" xlink:show="embed" xlink:actuate="onLoad"/>
        </draw:frame>
        <draw:frame draw:style-name="gr2" draw:text-style-name="P2" draw:layer="layout" svg:width="15.922cm" svg:height="6.249cm" svg:x="6.038cm" svg:y="11.375cm">
          <text:p/>
          <draw:object xlink:href="../Spinoperator-Komponente%20in%20Impulsrichtung.odf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hält man die Eigenwerte des Dirac-Spinoperators in Impulsrichtung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ie Eigenräume zu den Eigenwerten <text:span text:style-name="T7">E</text:span><text:span text:style-name="T9">+</text:span> und <text:span text:style-name="T7">E</text:span><text:span text:style-name="T9">-</text:span> sind jeweils zweidimensional: zwei Vektoren <text:s text:c="2"/><text:span text:style-name="T9">1</text:span> und <text:s text:c="2"/><text:span text:style-name="T9">2</text:span> spannen den jeweiligen Raum auf.</text:p>
            <text:p>Deshalb wird der Dirac-Spinoperator in Impulsrichtung <text:s text:c="2"/><text:span text:style-name="T8">p</text:span> durch 2 x 2‑Matrizen dargestellt. Diese weisen sich als für beide Räume (+ und -) identisch heraus!</text:p>
            <text:p>Die Matrix erhält man durch:</text:p>
            <text:p/>
            <text:p/>
            <text:p/>
            <text:p>Die Eigenwerte erhält man aus der Säkulardeterminanten:</text:p>
          </draw:text-box>
        </draw:frame>
        <draw:frame draw:style-name="gr2" draw:text-style-name="P2" draw:layer="layout" svg:width="14.67cm" svg:height="3.125cm" svg:x="6.664cm" svg:y="12.737cm">
          <text:p/>
          <draw:object xlink:href="../Dirac'scher%20Spinoperator%20in%20Impulsrichtung%20im%20Eigenraum%20der%20Energieeigenwerte%20des%20Dirac-Operators.odf" xlink:type="simple" xlink:show="embed" xlink:actuate="onLoad"/>
          <draw:image xlink:href="./ObjectReplacements/Object 105" xlink:type="simple" xlink:show="embed" xlink:actuate="onLoad"/>
        </draw:frame>
        <draw:frame draw:style-name="gr2" draw:text-style-name="P2" draw:layer="layout" svg:width="7.467cm" svg:height="1.422cm" svg:x="10.266cm" svg:y="16.988cm">
          <text:p/>
          <draw:object xlink:href="../Säkulardeterminante.odf" xlink:type="simple" xlink:show="embed" xlink:actuate="onLoad"/>
          <draw:image xlink:href="./ObjectReplacements/Object 106" xlink:type="simple" xlink:show="embed" xlink:actuate="onLoad"/>
        </draw:frame>
        <draw:frame draw:style-name="gr2" draw:text-style-name="P2" draw:layer="layout" svg:width="0.644cm" svg:height="1.033cm" svg:x="12.723cm" svg:y="6.253cm">
          <text:p/>
          <draw:object xlink:href="../hat%20a.odf" xlink:type="simple" xlink:show="embed" xlink:actuate="onLoad"/>
          <draw:image xlink:href="./ObjectReplacements/Object 107" xlink:type="simple" xlink:show="embed" xlink:actuate="onLoad"/>
        </draw:frame>
        <draw:frame draw:style-name="gr2" draw:text-style-name="P2" draw:layer="layout" svg:width="0.644cm" svg:height="1.033cm" svg:x="15.077cm" svg:y="6.245cm">
          <text:p/>
          <draw:object xlink:href="../hat%20a.odf" xlink:type="simple" xlink:show="embed" xlink:actuate="onLoad"/>
          <draw:image xlink:href="./ObjectReplacements/Object 108" xlink:type="simple" xlink:show="embed" xlink:actuate="onLoad"/>
        </draw:frame>
        <draw:frame draw:style-name="gr2" draw:text-style-name="P2" draw:layer="layout" svg:width="0.716cm" svg:height="1.076cm" svg:x="21.895cm" svg:y="8.515cm">
          <text:p/>
          <draw:object xlink:href="../hat%20S.odf" xlink:type="simple" xlink:show="embed" xlink:actuate="onLoad"/>
          <draw:image xlink:href="./ObjectReplacements/Object 10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Eigenwerte besitzt die Komponente von <text:s text:c="3"/>in Impulsricht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Eigenwerte ℏ<text:span text:style-name="T7"> m</text:span><text:span text:style-name="T35">σ</text:span><text:span text:style-name="T21"> des </text:span><text:span text:style-name="T38">Dirac'schen Spinoperators <text:s text:c="3"/></text:span><text:span text:style-name="T15">p</text:span><text:span text:style-name="T38"> in Impulsrichtung</text:span><text:span text:style-name="T21"> lauten:</text:span></text:p>
            <text:p><text:span text:style-name="T21"/></text:p>
            <text:p><text:span text:style-name="T21"/></text:p>
            <text:p><text:span text:style-name="T21"/></text:p>
            <text:p><text:span text:style-name="T21">also </text:span><text:span text:style-name="T41">½ℏ und -</text:span><text:span text:style-name="T41">½ℏ</text:span></text:p>
          </draw:text-box>
        </draw:frame>
        <draw:frame draw:style-name="gr2" draw:text-style-name="P2" draw:layer="layout" svg:width="1.06cm" svg:height="1.6cm" svg:x="8.241cm" svg:y="2.541cm">
          <text:p/>
          <draw:object xlink:href="../hat%20S.odf" xlink:type="simple" xlink:show="embed" xlink:actuate="onLoad"/>
          <draw:image xlink:href="./ObjectReplacements/Object 82" xlink:type="simple" xlink:show="embed" xlink:actuate="onLoad"/>
        </draw:frame>
        <draw:frame draw:style-name="gr2" draw:text-style-name="P2" draw:layer="layout" svg:width="9.128cm" svg:height="2.335cm" svg:x="9.435cm" svg:y="10.332cm">
          <text:p/>
          <draw:object xlink:href="../Eigenwerte%20des%20Dirac-Spinoperators%20in%20Impulsrichtung.odf" xlink:type="simple" xlink:show="embed" xlink:actuate="onLoad"/>
          <draw:image xlink:href="./ObjectReplacements/Object 84" xlink:type="simple" xlink:show="embed" xlink:actuate="onLoad"/>
        </draw:frame>
        <draw:frame draw:style-name="gr2" draw:text-style-name="P2" draw:layer="layout" svg:width="0.716cm" svg:height="1.076cm" svg:x="19.249cm" svg:y="7.813cm">
          <text:p/>
          <draw:object xlink:href="../hat%20S.odf" xlink:type="simple" xlink:show="embed" xlink:actuate="onLoad"/>
          <draw:image xlink:href="./ObjectReplacements/Object 8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physikalische Ursache für die zweifache Entartung der Energie <text:span text:style-name="T7">E</text:span><text:span text:style-name="T9">+</text:span> und <text:span text:style-name="T7">E</text:span><text:span text:style-name="T9">-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s gibt zwei Einstellmöglichkeiten des Dirac-Spins längs der Impulsrichtung <text:span text:style-name="T5">p</text:span>/<text:span text:style-name="T7">p</text:span><text:span text:style-name="T20">: parallel und antiparall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Default" presentation:presentation-page-layout-name="AL1T0">
        <draw:frame presentation:style-name="pr4" draw:text-style-name="P12" draw:layer="layout" svg:width="25.199cm" svg:height="3.506cm" svg:x="1.4cm" svg:y="0.832cm" presentation:class="title" presentation:user-transformed="true">
          <draw:text-box>
            <text:p><text:span text:style-name="T82">Wie kann man mit Hilfe der kommutierenden Komponente des Dirac-Spinoperators die Entartung der Energieeigenwerte zu </text:span><text:span text:style-name="T83">H</text:span><text:span text:style-name="T94">D</text:span><text:span text:style-name="T95">(0)</text:span><text:span text:style-name="T82"> erklär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Es gibt zwei Einstellmöglichkeiten des Dirac-Spins längs der Impulsrichtung <text:span text:style-name="T5">p</text:span>/<text:span text:style-name="T7">p</text:span><text:span text:style-name="T20">: parallel und antiparall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text-style-name="P12" draw:layer="layout" svg:width="25.199cm" svg:height="3.506cm" svg:x="1.4cm" svg:y="0.832cm" presentation:class="title" presentation:user-transformed="true">
          <draw:text-box>
            <text:p><text:span text:style-name="T82">Was gilt für die Eigenzustände des Dirac-Spinoperators in Impulsrichtung in den Eigenräumen zu den Energieeigenwerten des Dirac-Operators </text:span><text:span text:style-name="T83">H</text:span><text:span text:style-name="T84">D</text:span><text:span text:style-name="T95">(0)</text:span><text:span text:style-name="T82">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s sind spezielle Linearkombinationen aus den Basiszuständen der Eigenräume der jeweiligen Energieeigenwerte <text:span text:style-name="T7">E</text:span><text:span text:style-name="T9">+</text:span> und <text:span text:style-name="T7">E</text:span><text:span text:style-name="T9">-</text:span>: <text:s text:c="2"/><text:span text:style-name="T9">1</text:span><text:span text:style-name="T6">+</text:span> und <text:s text:c="2"/><text:span text:style-name="T9">2</text:span><text:span text:style-name="T6">+</text:span> bzw. <text:s text:c="2"/><text:span text:style-name="T9">1</text:span><text:span text:style-name="T6">-</text:span> und <text:s text:c="2"/><text:span text:style-name="T9">2</text:span><text:span text:style-name="T6">-</text:span>.</text:p>
            <text:p>Es gibt vier mögliche Kombinationen, charakterisiert durch die Eigenwerte <text:span text:style-name="T7">E</text:span> = <text:span text:style-name="T41">±</text:span><text:span text:style-name="T7">E</text:span><text:span text:style-name="T8">p</text:span> und <text:span text:style-name="T7">m</text:span><text:span text:style-name="T35">σ</text:span> = <text:span text:style-name="T41">±½:</text:span></text:p>
            <text:p><text:span text:style-name="T41"/></text:p>
            <text:p><text:span text:style-name="T41"/></text:p>
            <text:p><text:span text:style-name="T41"/></text:p>
            <text:p><text:span text:style-name="T41">Dies sind die gemeinsamen Eigenspinore der Operatoren </text:span><text:span text:style-name="T14">H</text:span><text:span text:style-name="T36">D</text:span><text:span text:style-name="T57">(0)</text:span><text:span text:style-name="T41"> und <text:s text:c="2"/></text:span><text:span text:style-name="T35">p</text:span></text:p>
          </draw:text-box>
        </draw:frame>
        <draw:frame draw:style-name="gr2" draw:text-style-name="P2" draw:layer="layout" svg:width="0.644cm" svg:height="1.033cm" svg:x="20.777cm" svg:y="7.037cm">
          <text:p/>
          <draw:object xlink:href="../hat%20a.odf" xlink:type="simple" xlink:show="embed" xlink:actuate="onLoad"/>
          <draw:image xlink:href="./ObjectReplacements/Object 110" xlink:type="simple" xlink:show="embed" xlink:actuate="onLoad"/>
        </draw:frame>
        <draw:frame draw:style-name="gr2" draw:text-style-name="P2" draw:layer="layout" svg:width="0.644cm" svg:height="1.033cm" svg:x="23.377cm" svg:y="7.037cm">
          <text:p/>
          <draw:object xlink:href="../hat%20a.odf" xlink:type="simple" xlink:show="embed" xlink:actuate="onLoad"/>
          <draw:image xlink:href="./ObjectReplacements/Object 111" xlink:type="simple" xlink:show="embed" xlink:actuate="onLoad"/>
        </draw:frame>
        <draw:frame draw:style-name="gr2" draw:text-style-name="P2" draw:layer="layout" svg:width="0.644cm" svg:height="1.033cm" svg:x="11.977cm" svg:y="8.237cm">
          <text:p/>
          <draw:object xlink:href="../hat%20a.odf" xlink:type="simple" xlink:show="embed" xlink:actuate="onLoad"/>
          <draw:image xlink:href="./ObjectReplacements/Object 112" xlink:type="simple" xlink:show="embed" xlink:actuate="onLoad"/>
        </draw:frame>
        <draw:frame draw:style-name="gr2" draw:text-style-name="P2" draw:layer="layout" svg:width="0.644cm" svg:height="1.033cm" svg:x="14.477cm" svg:y="8.275cm">
          <text:p/>
          <draw:object xlink:href="../hat%20a.odf" xlink:type="simple" xlink:show="embed" xlink:actuate="onLoad"/>
          <draw:image xlink:href="./ObjectReplacements/Object 113" xlink:type="simple" xlink:show="embed" xlink:actuate="onLoad"/>
        </draw:frame>
        <draw:frame draw:style-name="gr2" draw:text-style-name="P2" draw:layer="layout" svg:width="0.716cm" svg:height="1.076cm" svg:x="24.895cm" svg:y="14.807cm">
          <text:p/>
          <draw:object xlink:href="../hat%20S.odf" xlink:type="simple" xlink:show="embed" xlink:actuate="onLoad"/>
          <draw:image xlink:href="./ObjectReplacements/Object 114" xlink:type="simple" xlink:show="embed" xlink:actuate="onLoad"/>
        </draw:frame>
        <draw:frame draw:style-name="gr2" draw:text-style-name="P2" draw:layer="layout" svg:width="10.426cm" svg:height="2.945cm" svg:x="8.786cm" svg:y="11.627cm">
          <text:p/>
          <draw:object xlink:href="../gemeinsame%20Eigenzustände%20von%20Sp%20und%20HD(0)%20schematisch.odf" xlink:type="simple" xlink:show="embed" xlink:actuate="onLoad"/>
          <draw:image xlink:href="./ObjectReplacements/Object 115" xlink:type="simple" xlink:show="embed" xlink:actuate="onLoad"/>
        </draw:frame>
        <draw:frame draw:style-name="gr2" draw:text-style-name="P2" draw:layer="layout" svg:width="10.878cm" svg:height="4.758cm" svg:x="8.56cm" svg:y="15.82cm">
          <text:p/>
          <draw:object xlink:href="../gemeinsame%20Eigenzustände%20von%20Sp%20und%20HD(0)%20kompakt.odf" xlink:type="simple" xlink:show="embed" xlink:actuate="onLoad"/>
          <draw:image xlink:href="./ObjectReplacements/Object 1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>
            <draw:text-box>
              <text:p>Die Formeln 5.220 bis 5.224 erscheinen mir im Nolting etwas schleierhaft: so kommt p<text:span text:style-name="T9">-</text:span><text:span text:style-name="T10"> nirgends vor</text:span></text:p>
            </draw:text-box>
          </draw:frame>
        </presentation:notes>
      </draw:page>
      <draw:page draw:name="page10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urch welche Eigenschaft ist das (relativistische) Elektron neben Masse </text:span><text:span text:style-name="T24">m</text:span><text:span text:style-name="T52">e</text:span><text:span text:style-name="T1"> und Ladung </text:span><text:span text:style-name="T24">q</text:span><text:span text:style-name="T1"> = −</text:span><text:span text:style-name="T24">e</text:span><text:span text:style-name="T1"> ausgezeichne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ie Eigenschaft <text:span text:style-name="T7">Drehimpuls</text:span> 1/2. Diese ist unveränderlich!</text:p>
            <text:p>Es gilt:</text:p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8.059cm" svg:height="9.989cm" svg:x="4.97cm" svg:y="9.505cm">
          <text:p/>
          <draw:object xlink:href="../Quadrat%20des%20Dirac-Spinoperators%20S.odf" xlink:type="simple" xlink:show="embed" xlink:actuate="onLoad"/>
          <draw:image xlink:href="./ObjectReplacements/Object 1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er Bahndrehimpuls <text:span text:style-name="T5">L</text:span> des <text:span text:style-name="T7">freien Dirac-Elektrons</text:span> eine Konstante der Bewe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Nein!</text:p>
            <text:p/>
            <text:p>Es gilt für den Dirac-Operator <text:span text:style-name="T7">H</text:span><text:span text:style-name="T9">D</text:span><text:span text:style-name="T6">(0)</text:span>:</text:p>
            <text:p/>
            <text:p/>
            <text:p>der Drehimpuls <text:span text:style-name="T5">L</text:span><text:span text:style-name="T18"> </text:span><text:span text:style-name="T19">kommutiert</text:span><text:span text:style-name="T18"> also </text:span><text:span text:style-name="T19">nicht</text:span><text:span text:style-name="T18"> mit diesem</text:span>.</text:p>
          </draw:text-box>
        </draw:frame>
        <draw:frame draw:style-name="gr2" draw:text-style-name="P2" draw:layer="layout" svg:width="9.31cm" svg:height="1.541cm" svg:x="9.344cm" svg:y="11.229cm">
          <text:p/>
          <draw:object xlink:href="../Kommutator%20des%20Drehimpulses%20mit%20dem%20Dirac-Operator%20HD(0).odf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Drehimpuls kommutiert mit <text:span text:style-name="T7">H</text:span><text:span text:style-name="T16">D</text:span><text:span text:style-name="T6">(0)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ergleicht man den Kommutator des Dirac-Operators mit dem Drehimpuls <text:span text:style-name="T5">L</text:span></text:p>
            <text:p/>
            <text:p/>
            <text:p>und den Kommutator des Dirac-Operators mit dem Spinoperator <text:s text:c="2"/></text:p>
            <text:p/>
            <text:p/>
            <text:p>so sieht man dass die Summe aus Spinoperator und Drehimpuls mit dem Dirac-Operator vertauscht:</text:p>
          </draw:text-box>
        </draw:frame>
        <draw:frame draw:style-name="gr2" draw:text-style-name="P2" draw:layer="layout" svg:width="0.716cm" svg:height="1.076cm" svg:x="24.741cm" svg:y="10.461cm">
          <text:p/>
          <draw:object xlink:href="../hat%20S.odf" xlink:type="simple" xlink:show="embed" xlink:actuate="onLoad"/>
          <draw:image xlink:href="./ObjectReplacements/Object 119" xlink:type="simple" xlink:show="embed" xlink:actuate="onLoad"/>
        </draw:frame>
        <draw:frame draw:style-name="gr2" draw:text-style-name="P2" draw:layer="layout" svg:width="9.31cm" svg:height="1.541cm" svg:x="9.344cm" svg:y="8.729cm">
          <text:p/>
          <draw:object xlink:href="../Kommutator%20des%20Drehimpulses%20mit%20dem%20Dirac-Operator%20HD(0).odf" xlink:type="simple" xlink:show="embed" xlink:actuate="onLoad"/>
          <draw:image xlink:href="./ObjectReplacements/Object 120" xlink:type="simple" xlink:show="embed" xlink:actuate="onLoad"/>
        </draw:frame>
        <draw:frame draw:style-name="gr2" draw:text-style-name="P2" draw:layer="layout" svg:width="9.803cm" svg:height="1.541cm" svg:x="9.098cm" svg:y="11.929cm">
          <text:p/>
          <draw:object xlink:href="../Kommutator%20des%20Spinoperators%20mit%20dem%20Dirac-Operator%20HD(0).odf" xlink:type="simple" xlink:show="embed" xlink:actuate="onLoad"/>
          <draw:image xlink:href="./ObjectReplacements/Object 121" xlink:type="simple" xlink:show="embed" xlink:actuate="onLoad"/>
        </draw:frame>
        <draw:frame draw:style-name="gr2" draw:text-style-name="P2" draw:layer="layout" svg:width="6.983cm" svg:height="1.541cm" svg:x="10.508cm" svg:y="16.129cm">
          <text:p/>
          <draw:object xlink:href="../Kommutator%20der%20Summe%20aus%20Spinoperator%20und%20Drehimpuls%20mit%20dem%20Dirac-Operator%20HD(0).odf" xlink:type="simple" xlink:show="embed" xlink:actuate="onLoad"/>
          <draw:image xlink:href="./ObjectReplacements/Object 1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esamtdrehimpulsoperator des Elektron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5">J</text:span> = <text:span text:style-name="T5">L</text:span> + </text:p>
          </draw:text-box>
        </draw:frame>
        <draw:frame draw:style-name="gr2" draw:text-style-name="P2" draw:layer="layout" svg:width="0.716cm" svg:height="1.076cm" svg:x="14.903cm" svg:y="10.499cm">
          <text:p/>
          <draw:object xlink:href="../hat%20S.odf" xlink:type="simple" xlink:show="embed" xlink:actuate="onLoad"/>
          <draw:image xlink:href="./ObjectReplacements/Object 1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Relation steht die <text:span text:style-name="T7">Pauli-Theorie</text:span> des Elektrons zur vollrelativistischen Dirac-Theori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Im <text:span text:style-name="T7">nicht-relativistischen Grenzfall</text:span> wird die vierkomponentige Dirac-Theorie einer <text:span text:style-name="T7">Zweikomponententheorie</text:span> (der Pauli-Theorie) äquival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zeichnungen <text:span text:style-name="T7">kleine</text:span> bzw. <text:span text:style-name="T7">große Komponente</text:span> des Dirac-Spinor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teilt den vierkomponentigen Dirac-Spinor wie folgt auf:</text:p>
            <text:p/>
            <text:p/>
            <text:p/>
            <text:p/>
            <text:p/>
            <text:p/>
            <text:p/>
            <text:p>Man sieht dass die Beträge |<text:span text:style-name="T14">ψ</text:span><text:span text:style-name="T36">3,4</text:span><text:span text:style-name="T41">| sehr viel kleiner als |</text:span><text:span text:style-name="T14">ψ</text:span><text:span text:style-name="T36">1,2</text:span><text:span text:style-name="T41">| sein werden. Aus diesem Grund nennt man |</text:span><text:span text:style-name="T14">χ</text:span><text:span text:style-name="T42"> </text:span><text:span text:style-name="T41">⟩ die kleine und | <text:s text:c="2"/>⟩ die große Komponente.</text:span></text:p>
          </draw:text-box>
        </draw:frame>
        <draw:frame draw:style-name="gr2" draw:text-style-name="P2" draw:layer="layout" svg:width="10.024cm" svg:height="6.655cm" svg:x="8.987cm" svg:y="6.572cm">
          <text:p/>
          <draw:object xlink:href="../Aufteilung%20des%20allgemeinen,%20vierkomponentigen%20Dirac-Spinors%20in%20große%20und%20kleine%20Komponente.odf" xlink:type="simple" xlink:show="embed" xlink:actuate="onLoad"/>
          <draw:image xlink:href="./ObjectReplacements/Object 127" xlink:type="simple" xlink:show="embed" xlink:actuate="onLoad"/>
        </draw:frame>
        <draw:frame draw:style-name="gr2" draw:text-style-name="P2" draw:layer="layout" svg:width="0.881cm" svg:height="0.977cm" svg:x="20.259cm" svg:y="14.711cm">
          <text:p/>
          <draw:object xlink:href="../hat%20psi.odf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Eigenwertgleichung des Dirac-Operators <text:span text:style-name="T7">H</text:span><text:span text:style-name="T9">D</text:span> nach Wirkung der Dirac-Matriz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>Daraus erhält man mit</text:p>
            <text:p/>
            <text:p/>
            <text:p>folgendes Gleichungssystem:</text:p>
          </draw:text-box>
        </draw:frame>
        <draw:frame draw:style-name="gr2" draw:text-style-name="P2" draw:layer="layout" svg:width="23.681cm" svg:height="2.226cm" svg:x="2.159cm" svg:y="6.786cm">
          <text:p/>
          <draw:object xlink:href="../Anwendung%20des%20Dirac-Operators%20HD%20auf%20den%20vierkomponentigen%20Spinor%20mit%20ausgeführter%20Wirkung%20der%20Dirac-Matrizen.odf" xlink:type="simple" xlink:show="embed" xlink:actuate="onLoad"/>
          <draw:image xlink:href="./ObjectReplacements/Object 129" xlink:type="simple" xlink:show="embed" xlink:actuate="onLoad"/>
        </draw:frame>
        <draw:frame draw:style-name="gr2" draw:text-style-name="P2" draw:layer="layout" svg:width="16.79cm" svg:height="3.379cm" svg:x="5.604cm" svg:y="14.01cm">
          <text:p/>
          <draw:object xlink:href="../Gleichungssystem%20resultierend%20aus%20der%20Anwendung%20des%20Dirac-Operators%20HD%20auf%20den%20vierkomponentigen%20Spinor%20mit%20ausgeführter%20Wirkung%20der%20Dirac-Matrizen.odf" xlink:type="simple" xlink:show="embed" xlink:actuate="onLoad"/>
          <draw:image xlink:href="./ObjectReplacements/Object 130" xlink:type="simple" xlink:show="embed" xlink:actuate="onLoad"/>
        </draw:frame>
        <draw:frame draw:style-name="gr2" draw:text-style-name="P2" draw:layer="layout" svg:width="13.696cm" svg:height="1.478cm" svg:x="7.151cm" svg:y="10.76cm">
          <text:p/>
          <draw:object xlink:href="../Dirac-Operator%20des%20freien%20Elektrons%20im%20elektromagnetischen%20Feld.odf" xlink:type="simple" xlink:show="embed" xlink:actuate="onLoad"/>
          <draw:image xlink:href="./ObjectReplacements/Object 1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4" draw:text-style-name="P4" draw:layer="layout" svg:width="25.199cm" svg:height="3.506cm" svg:x="1.4cm" svg:y="0.833cm" presentation:class="title" presentation:user-transformed="true">
          <draw:text-box>
            <text:p><text:span text:style-name="T12">Durch welche Überlegungen folgt aus der Dirac-Theorie des Elektrons die Existenz des Drehimpulses </text:span><text:span text:style-name="T13">Spin</text:span><text:span text:style-name="T12">, das Spinmoment und der Landé-Faktor </text:span><text:span text:style-name="T13">g</text:span><text:span text:style-name="T12"> = 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<text:span text:style-name="T7">klassisch</text:span> die Spin-Bahn-Kopplung begrü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2">Bis zu welcher Ordnung </text:span><text:span text:style-name="T13">v</text:span><text:span text:style-name="T12">/</text:span><text:span text:style-name="T13">c</text:span><text:span text:style-name="T12"> muss der </text:span><text:span text:style-name="T13">nicht-relativistische Grenzfall</text:span><text:span text:style-name="T12"> der Dirac-Theorie korrekt sein, um die Spin-Bahn-Wechselwirkung zu erfa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Kann man mit der Pauli’schen </text:span><text:span text:style-name="T24">Zwei-Komponenten-Theorie</text:span><text:span text:style-name="T1"> die Spin-Bahn-Wechselwirkung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Darwin-Ter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Operator <text:span text:style-name="T7">H</text:span><text:span text:style-name="T9">SB</text:span> der Spin-Bahn-Wechselwirkung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tauschen Bahndrehimpuls <text:span text:style-name="T5">L</text:span> und Spin <text:span text:style-name="T5">S</text:span> mit <text:span text:style-name="T7">H</text:span><text:span text:style-name="T9">SB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ichtige Auswirkung der Spin-Bahn-Wechselwirkung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4" draw:text-style-name="P12" draw:layer="layout" svg:width="25.199cm" svg:height="3.506cm" svg:x="1.4cm" svg:y="0.833cm" presentation:class="title" presentation:user-transformed="true">
          <draw:text-box>
            <text:p><text:span text:style-name="T85">J</text:span><text:span text:style-name="T84">1</text:span><text:span text:style-name="T82"> und </text:span><text:span text:style-name="T85">J</text:span><text:span text:style-name="T84">2</text:span><text:span text:style-name="T82"> seien die miteinander kommutierenden Drehimpulse zweier Teilsysteme. Welche vollständigen Sätze von Drehimpulsoperatoren existieren für das zusammengesetzte System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ie zeigt man, dass die Vektorsumme </text:span><text:span text:style-name="T22">J</text:span><text:span text:style-name="T2"> = </text:span><text:span text:style-name="T22">J</text:span><text:span text:style-name="T23">1</text:span><text:span text:style-name="T2"> + </text:span><text:span text:style-name="T22">J</text:span><text:span text:style-name="T23">2</text:span><text:span text:style-name="T2"> ebenfalls ein Drehimpuls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Clebsch-Gordan-Koeffizien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12">Wie berechnet sich die magnetische Quantenzahl </text:span><text:span text:style-name="T13">m</text:span><text:span text:style-name="T96">j</text:span><text:span text:style-name="T12"> des Gesamtdrehimpulses </text:span><text:span text:style-name="T53">J</text:span><text:span text:style-name="T12"> aus denen der Einzeldrehimpulse </text:span><text:span text:style-name="T53">J</text:span><text:span text:style-name="T97">1</text:span><text:span text:style-name="T12">, </text:span><text:span text:style-name="T53">J</text:span><text:span text:style-name="T97">2</text:span><text:span text:style-name="T1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ie lautet die </text:span><text:span text:style-name="T13">Dreiecksungleichung</text:span><text:span text:style-name="T12"> für die möglichen Quantenzahlen </text:span><text:span text:style-name="T13">j</text:span><text:span text:style-name="T12"> des Gesamtdrehimpulses? Wie lässt sie sich physikalisch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Clebsch-Gordan-Koeffizienten explizit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6</meta:editing-cycles>
    <meta:generator>LibreOffice/4.1.4.2$Windows_x86 LibreOffice_project/0a0440ccc0227ad9829de5f46be37cfb6edcf72</meta:generator>
    <dc:date>2014-10-10T14:04:46.148000000</dc:date>
    <meta:document-statistic meta:object-count="644"/>
  </office:meta>
</office:document-meta>
</file>